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100000000BB263AAC519DD4308.png" manifest:media-type="image/png"/>
  <manifest:file-entry manifest:full-path="Pictures/10000000000000100000000BA016363FC8F837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15.4mm"/>
    </style:style>
    <style:style style:name="co4" style:family="table-column">
      <style:table-column-properties fo:break-before="auto" style:column-width="120.12mm"/>
    </style:style>
    <style:style style:name="co5" style:family="table-column">
      <style:table-column-properties fo:break-before="auto" style:column-width="22.38mm"/>
    </style:style>
    <style:style style:name="co6" style:family="table-column">
      <style:table-column-properties fo:break-before="auto" style:column-width="46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87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a9d18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a9d18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a9d18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a9d18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c55a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55a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a9d18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c55a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Comma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Comma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Comma">
      <style:table-cell-properties fo:border-bottom="0.74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Comma">
      <style:table-cell-properties fo:border-bottom="0.74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Comma">
      <style:table-cell-properties fo:border-bottom="1.76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Comma">
      <style:table-cell-properties fo:border-bottom="1.76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Comma" style:data-style-name="N2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Comma" style:data-style-name="N2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Comma" style:data-style-name="N2">
      <style:table-cell-properties fo:border-bottom="0.74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Excel_20_Built-in_20_Comma" style:data-style-name="N2">
      <style:table-cell-properties fo:border-bottom="0.74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Comma" style:data-style-name="N2">
      <style:table-cell-properties fo:border-bottom="1.76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Excel_20_Built-in_20_Comma" style:data-style-name="N2">
      <style:table-cell-properties fo:border-bottom="1.76pt solid #000000" fo:background-color="#c55a11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55a1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c55a1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40"/>
        <table:table-column table:style-name="co1" table:number-columns-repeated="3" table:default-cell-style-name="Default"/>
        <table:table-column table:style-name="co5" table:default-cell-style-name="ce48"/>
        <table:table-column table:style-name="co1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1" table:number-columns-spanned="1" table:number-rows-spanned="2"/>
          <table:table-cell table:style-name="ce8" office:value-type="string" calcext:value-type="string" table:number-columns-spanned="1" table:number-rows-spanned="2">
            <text:p>puesto</text:p>
          </table:table-cell>
          <table:table-cell table:style-name="ce8" office:value-type="string" calcext:value-type="string" table:number-columns-spanned="1" table:number-rows-spanned="2">
            <text:p>Nombre</text:p>
          </table:table-cell>
          <table:table-cell table:style-name="ce16" office:value-type="string" calcext:value-type="string" table:number-columns-spanned="4" table:number-rows-spanned="1">
            <text:p>Examen 1</text:p>
          </table:table-cell>
          <table:covered-table-cell table:number-columns-repeated="2" table:style-name="ce24"/>
          <table:covered-table-cell table:style-name="ce32"/>
          <table:table-cell table:style-name="ce16" office:value-type="string" calcext:value-type="string" table:number-columns-spanned="4" table:number-rows-spanned="1">
            <text:p>Examen 2</text:p>
          </table:table-cell>
          <table:covered-table-cell table:number-columns-repeated="2" table:style-name="ce24"/>
          <table:covered-table-cell table:style-name="ce32"/>
          <table:table-cell table:style-name="ce49" table:number-columns-spanned="1" table:number-rows-spanned="2"/>
          <table:table-cell table:style-name="ce8" office:value-type="string" calcext:value-type="string" table:number-columns-spanned="1" table:number-rows-spanned="2">
            <text:p>Acumulada</text:p>
          </table:table-cell>
          <table:table-cell table:number-columns-repeated="1010"/>
        </table:table-row>
        <table:table-row table:style-name="ro1">
          <table:table-cell/>
          <table:covered-table-cell table:style-name="ce2"/>
          <table:covered-table-cell table:number-columns-repeated="2" table:style-name="ce9"/>
          <table:table-cell table:style-name="ce17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33" office:value-type="string" office:string-value="Suma total" calcext:value-type="string">
            <text:p><text:s/>Suma total </text:p>
          </table:table-cell>
          <table:table-cell table:style-name="ce17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41" office:value-type="string" calcext:value-type="string">
            <text:p>Suma total</text:p>
          </table:table-cell>
          <table:covered-table-cell table:style-name="ce50"/>
          <table:covered-table-cell table:style-name="ce9"/>
          <table:table-cell table:number-columns-repeated="1010"/>
        </table:table-row>
        <table:table-row table:style-name="ro2">
          <table:table-cell/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alanrmq (Alan Rodrigo Marín Quiroz - EDOMEX) </text:p>
            <draw:frame draw:z-index="0" draw:name="Imagen 148" draw:style-name="gr1" draw:text-style-name="P1" svg:width="4.22mm" svg:height="2.9mm" svg:x="0.02mm" svg:y="1.38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73" office:value-type="string" calcext:value-type="string" table:number-columns-spanned="1" table:number-rows-spanned="2">
            <text:p>+100.00</text:p>
          </table:table-cell>
          <table:table-cell table:style-name="ce82" office:value-type="string" calcext:value-type="string" table:number-columns-spanned="1" table:number-rows-spanned="2">
            <text:p>+100.00</text:p>
          </table:table-cell>
          <table:table-cell table:style-name="ce82" office:value-type="string" calcext:value-type="string" table:number-columns-spanned="1" table:number-rows-spanned="2">
            <text:p>+100.00</text:p>
          </table:table-cell>
          <table:table-cell table:style-name="ce34" office:value-type="float" office:value="300" calcext:value-type="float" table:number-columns-spanned="1" table:number-rows-spanned="2">
            <text:p><text:s/>300.00 </text:p>
          </table:table-cell>
          <table:table-cell table:style-name="ce73" office:value-type="string" calcext:value-type="string" table:number-columns-spanned="1" table:number-rows-spanned="2">
            <text:p>+100.00</text:p>
          </table:table-cell>
          <table:table-cell table:style-name="ce82" office:value-type="string" calcext:value-type="string" table:number-columns-spanned="1" table:number-rows-spanned="2">
            <text:p>+100.00</text:p>
          </table:table-cell>
          <table:table-cell table:style-name="ce82" office:value-type="string" calcext:value-type="string" table:number-columns-spanned="1" table:number-rows-spanned="2">
            <text:p>+100.00</text:p>
          </table:table-cell>
          <table:table-cell table:style-name="ce42" office:value-type="float" office:value="300" calcext:value-type="float" table:number-columns-spanned="1" table:number-rows-spanned="2">
            <text:p>300.00</text:p>
          </table:table-cell>
          <table:table-cell table:style-name="ce108" table:number-columns-spanned="1" table:number-rows-spanned="2"/>
          <table:table-cell table:style-name="ce10" table:formula="of:=[.L3]+[.H3]" office:value-type="float" office:value="600" calcext:value-type="float" table:number-columns-spanned="1" table:number-rows-spanned="2">
            <text:p>6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number-columns-repeated="2" table:style-name="ce26"/>
          <table:covered-table-cell table:style-name="ce34"/>
          <table:covered-table-cell table:style-name="ce18"/>
          <table:covered-table-cell table:number-columns-repeated="2" table:style-name="ce26"/>
          <table:covered-table-cell table:style-name="ce42"/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11" table:formula="of:=IF([.N5]=[.N3];[.C3];[.B5])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alejandro_mjr (Alejandro Martin Jiménez Rodríguez-CDMX) </text:p>
            <draw:frame draw:z-index="1" draw:name="Imagen 149" draw:style-name="gr1" draw:text-style-name="P1" svg:width="4.22mm" svg:height="2.9mm" svg:x="0.02mm" svg:y="1.8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43" office:value-type="float" office:value="300" calcext:value-type="float" table:number-columns-spanned="1" table:number-rows-spanned="2">
            <text:p>300.00</text:p>
          </table:table-cell>
          <table:table-cell table:style-name="ce52" table:number-columns-spanned="1" table:number-rows-spanned="2"/>
          <table:table-cell table:style-name="ce11" table:formula="of:=[.L5]+[.H5]" office:value-type="float" office:value="600" calcext:value-type="float" table:number-columns-spanned="1" table:number-rows-spanned="2">
            <text:p>6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42" office:value-type="string" calcext:value-type="string">
            <text:p>0 (4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11" table:formula="of:=IF([.N7]=[.N5];[.C5];[.B7])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Emilianodev12 (Gael Emiliano Casillas Aviña - CDMX) </text:p>
            <draw:frame draw:z-index="5" draw:name="Imagen 153" draw:style-name="gr1" draw:text-style-name="P1" svg:width="4.22mm" svg:height="2.9mm" svg:x="0.02mm" svg:y="2.2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43" office:value-type="float" office:value="300" calcext:value-type="float" table:number-columns-spanned="1" table:number-rows-spanned="2">
            <text:p>300.00</text:p>
          </table:table-cell>
          <table:table-cell table:style-name="ce52" table:number-columns-spanned="1" table:number-rows-spanned="2"/>
          <table:table-cell table:style-name="ce11" table:formula="of:=[.L7]+[.H7]" office:value-type="float" office:value="600" calcext:value-type="float" table:number-columns-spanned="1" table:number-rows-spanned="2">
            <text:p>6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 office:value-type="float" office:value="-2" calcext:value-type="float">
            <text:p>-2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42" office:value-type="string" calcext:value-type="string">
            <text:p>0 (5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1" table:formula="of:=IF([.N9]=[.N7];[.C7];[.B9])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Leonardo_Toral (Leonardo Javier Toral Hernandez CDMX) </text:p>
            <draw:frame draw:z-index="8" draw:name="Imagen 156" draw:style-name="gr1" draw:text-style-name="P1" svg:width="4.22mm" svg:height="2.9mm" svg:x="0.02mm" svg:y="2.65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43" office:value-type="float" office:value="300" calcext:value-type="float" table:number-columns-spanned="1" table:number-rows-spanned="2">
            <text:p>300.00</text:p>
          </table:table-cell>
          <table:table-cell table:style-name="ce52" table:number-columns-spanned="1" table:number-rows-spanned="2"/>
          <table:table-cell table:style-name="ce11" table:formula="of:=[.L9]+[.H9]" office:value-type="float" office:value="600" calcext:value-type="float" table:number-columns-spanned="1" table:number-rows-spanned="2">
            <text:p>6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42" office:value-type="string" calcext:value-type="string">
            <text:p>0 (5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11" table:formula="of:=IF([.N11]=[.N9];[.C9];[.B11])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meperdonas203 (Daniel Silvestre Rosales Aguilar) </text:p>
            <draw:frame draw:z-index="9" draw:name="Imagen 157" draw:style-name="gr1" draw:text-style-name="P1" svg:width="4.22mm" svg:height="2.9mm" svg:x="0.02mm" svg:y="3.0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43" office:value-type="float" office:value="300" calcext:value-type="float" table:number-columns-spanned="1" table:number-rows-spanned="2">
            <text:p>300.00</text:p>
          </table:table-cell>
          <table:table-cell table:style-name="ce52" table:number-columns-spanned="1" table:number-rows-spanned="2"/>
          <table:table-cell table:style-name="ce11" table:formula="of:=[.L11]+[.H11]" office:value-type="float" office:value="600" calcext:value-type="float" table:number-columns-spanned="1" table:number-rows-spanned="2">
            <text:p>6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42" office:value-type="string" calcext:value-type="string">
            <text:p>0 (3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11" table:formula="of:=IF([.N13]=[.N11];[.C11];[.B13])" office:value-type="float" office:value="6" calcext:value-type="float" table:number-columns-spanned="1" table:number-rows-spanned="2">
            <text:p>6</text:p>
          </table:table-cell>
          <table:table-cell table:style-name="ce11" office:value-type="string" calcext:value-type="string" table:number-columns-spanned="1" table:number-rows-spanned="2">
            <text:p>Jaribear (Angel Uriel Pedroza Navor CDMX ) </text:p>
            <draw:frame draw:z-index="16" draw:name="Imagen 164" draw:style-name="gr1" draw:text-style-name="P1" svg:width="4.22mm" svg:height="2.9mm" svg:x="0.02mm" svg:y="3.5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81.82</text:p>
          </table:table-cell>
          <table:table-cell table:style-name="ce35" office:value-type="float" office:value="281" calcext:value-type="float" table:number-columns-spanned="1" table:number-rows-spanned="2">
            <text:p><text:s/>281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43" office:value-type="float" office:value="300" calcext:value-type="float" table:number-columns-spanned="1" table:number-rows-spanned="2">
            <text:p>300.00</text:p>
          </table:table-cell>
          <table:table-cell table:style-name="ce52" table:number-columns-spanned="1" table:number-rows-spanned="2"/>
          <table:table-cell table:style-name="ce11" table:formula="of:=[.L13]+[.H13]" office:value-type="float" office:value="581" calcext:value-type="float" table:number-columns-spanned="1" table:number-rows-spanned="2">
            <text:p>581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5" calcext:value-type="float">
            <text:p>-5</text:p>
          </table:covered-table-cell>
          <table:covered-table-cell table:style-name="ce34" office:value-type="string" office:string-value="0 (7)" calcext:value-type="string">
            <text:p><text:s/>0 (7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42" office:value-type="string" calcext:value-type="string">
            <text:p>0 (4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11" table:formula="of:=IF([.N15]=[.N13];[.C13];[.B15])" office:value-type="float" office:value="7" calcext:value-type="float" table:number-columns-spanned="1" table:number-rows-spanned="2">
            <text:p>7</text:p>
          </table:table-cell>
          <table:table-cell table:style-name="ce11" office:value-type="string" calcext:value-type="string" table:number-columns-spanned="1" table:number-rows-spanned="2">
            <text:p>EmilianoTL (Torres Larios Andres Emiliano_EDOMEX) </text:p>
            <draw:frame draw:z-index="6" draw:name="Imagen 154" draw:style-name="gr1" draw:text-style-name="P1" svg:width="4.22mm" svg:height="2.9mm" svg:x="0.02mm" svg:y="3.93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260" calcext:value-type="float" table:number-columns-spanned="1" table:number-rows-spanned="2">
            <text:p>260.00</text:p>
          </table:table-cell>
          <table:table-cell table:style-name="ce52" table:number-columns-spanned="1" table:number-rows-spanned="2"/>
          <table:table-cell table:style-name="ce11" table:formula="of:=[.L15]+[.H15]" office:value-type="float" office:value="560" calcext:value-type="float" table:number-columns-spanned="1" table:number-rows-spanned="2">
            <text:p>56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6" calcext:value-type="float">
            <text:p>-6</text:p>
          </table:covered-table-cell>
          <table:covered-table-cell table:style-name="ce34" office:value-type="string" office:string-value="0 (8)" calcext:value-type="string">
            <text:p><text:s/>0 (8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42" office:value-type="string" calcext:value-type="string">
            <text:p>0 (4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11" table:formula="of:=IF([.N17]=[.N15];[.C15];[.B17])" office:value-type="float" office:value="7" calcext:value-type="float" table:number-columns-spanned="1" table:number-rows-spanned="2">
            <text:p>7</text:p>
          </table:table-cell>
          <table:table-cell table:style-name="ce11" office:value-type="string" calcext:value-type="string" table:number-columns-spanned="1" table:number-rows-spanned="2">
            <text:p>JesusBG (José de Jesús Becerra González - EDOMEX) </text:p>
            <draw:frame draw:z-index="7" draw:name="Imagen 155" draw:style-name="gr1" draw:text-style-name="P1" svg:width="4.22mm" svg:height="2.9mm" svg:x="0.02mm" svg:y="4.3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260" calcext:value-type="float" table:number-columns-spanned="1" table:number-rows-spanned="2">
            <text:p>260.00</text:p>
          </table:table-cell>
          <table:table-cell table:style-name="ce52" table:number-columns-spanned="1" table:number-rows-spanned="2"/>
          <table:table-cell table:style-name="ce11" table:formula="of:=[.L17]+[.H17]" office:value-type="float" office:value="560" calcext:value-type="float" table:number-columns-spanned="1" table:number-rows-spanned="2">
            <text:p>56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34" office:value-type="string" office:string-value="0 (4)" calcext:value-type="string">
            <text:p><text:s/>0 (4) </text:p>
          </table:covered-table-cell>
          <table:covered-table-cell table:style-name="ce18" office:value-type="float" office:value="-3" calcext:value-type="float">
            <text:p>-3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42" office:value-type="string" calcext:value-type="string">
            <text:p>0 (6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11" table:formula="of:=IF([.N19]=[.N17];[.C17];[.B19])" office:value-type="float" office:value="7" calcext:value-type="float" table:number-columns-spanned="1" table:number-rows-spanned="2">
            <text:p>7</text:p>
          </table:table-cell>
          <table:table-cell table:style-name="ce11" office:value-type="string" calcext:value-type="string" table:number-columns-spanned="1" table:number-rows-spanned="2">
            <text:p>RodrigoLugoAlcazarEDOMEX </text:p>
            <draw:frame draw:z-index="15" draw:name="Imagen 163" draw:style-name="gr1" draw:text-style-name="P1" svg:width="4.22mm" svg:height="2.9mm" svg:x="0.02mm" svg:y="4.76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260" calcext:value-type="float" table:number-columns-spanned="1" table:number-rows-spanned="2">
            <text:p>260.00</text:p>
          </table:table-cell>
          <table:table-cell table:style-name="ce52" table:number-columns-spanned="1" table:number-rows-spanned="2"/>
          <table:table-cell table:style-name="ce11" table:formula="of:=[.L19]+[.H19]" office:value-type="float" office:value="560" calcext:value-type="float" table:number-columns-spanned="1" table:number-rows-spanned="2">
            <text:p>56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6" calcext:value-type="float">
            <text:p>-6</text:p>
          </table:covered-table-cell>
          <table:covered-table-cell table:style-name="ce34" office:value-type="string" office:string-value="0 (8)" calcext:value-type="string">
            <text:p><text:s/>0 (8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4" calcext:value-type="float">
            <text:p>-4</text:p>
          </table:covered-table-cell>
          <table:covered-table-cell table:style-name="ce42" office:value-type="string" calcext:value-type="string">
            <text:p>0 (6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1" table:formula="of:=IF([.N21]=[.N19];[.C19];[.B21])" office:value-type="float" office:value="10" calcext:value-type="float" table:number-columns-spanned="1" table:number-rows-spanned="2">
            <text:p>10</text:p>
          </table:table-cell>
          <table:table-cell table:style-name="ce11" office:value-type="string" calcext:value-type="string" table:number-columns-spanned="1" table:number-rows-spanned="2">
            <text:p>Nava_Rosas_Gregory_CDMX (Gregory) </text:p>
            <draw:frame draw:z-index="11" draw:name="Imagen 159" draw:style-name="gr1" draw:text-style-name="P1" svg:width="4.22mm" svg:height="2.9mm" svg:x="0.02mm" svg:y="5.2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8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40.00</text:p>
          </table:table-cell>
          <table:table-cell table:style-name="ce43" office:value-type="float" office:value="220" calcext:value-type="float" table:number-columns-spanned="1" table:number-rows-spanned="2">
            <text:p>220.00</text:p>
          </table:table-cell>
          <table:table-cell table:style-name="ce52" table:number-columns-spanned="1" table:number-rows-spanned="2"/>
          <table:table-cell table:style-name="ce11" table:formula="of:=[.L21]+[.H21]" office:value-type="float" office:value="520" calcext:value-type="float" table:number-columns-spanned="1" table:number-rows-spanned="2">
            <text:p>52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6" calcext:value-type="float">
            <text:p>-6</text:p>
          </table:covered-table-cell>
          <table:covered-table-cell table:style-name="ce34" office:value-type="string" office:string-value="0 (8)" calcext:value-type="string">
            <text:p><text:s/>0 (8) </text:p>
          </table:covered-table-cell>
          <table:covered-table-cell table:style-name="ce18" office:value-type="float" office:value="-11" calcext:value-type="float">
            <text:p>-1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42" office:value-type="string" calcext:value-type="string">
            <text:p>0 (15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11" table:formula="of:=IF([.N23]=[.N21];[.C21];[.B23])" office:value-type="float" office:value="10" calcext:value-type="float" table:number-columns-spanned="1" table:number-rows-spanned="2">
            <text:p>10</text:p>
          </table:table-cell>
          <table:table-cell table:style-name="ce11" office:value-type="string" calcext:value-type="string" table:number-columns-spanned="1" table:number-rows-spanned="2">
            <text:p>omi_2019_ana.lauravazquezt (ANA LAURA VAZQUEZ TADEO CDMX) </text:p>
            <draw:frame draw:z-index="12" draw:name="Imagen 160" draw:style-name="gr1" draw:text-style-name="P1" svg:width="4.22mm" svg:height="2.9mm" svg:x="0.02mm" svg:y="5.63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20.00</text:p>
          </table:table-cell>
          <table:table-cell table:style-name="ce43" office:value-type="float" office:value="220" calcext:value-type="float" table:number-columns-spanned="1" table:number-rows-spanned="2">
            <text:p>220.00</text:p>
          </table:table-cell>
          <table:table-cell table:style-name="ce52" table:number-columns-spanned="1" table:number-rows-spanned="2"/>
          <table:table-cell table:style-name="ce11" table:formula="of:=[.L23]+[.H23]" office:value-type="float" office:value="520" calcext:value-type="float" table:number-columns-spanned="1" table:number-rows-spanned="2">
            <text:p>52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4)" calcext:value-type="string">
            <text:p><text:s/>0 (4) </text:p>
          </table:covered-table-cell>
          <table:covered-table-cell table:style-name="ce18" office:value-type="float" office:value="-5" calcext:value-type="float">
            <text:p>-5</text:p>
          </table:covered-table-cell>
          <table:covered-table-cell table:style-name="ce26" office:value-type="float" office:value="-4" calcext:value-type="float">
            <text:p>-4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42" office:value-type="string" calcext:value-type="string">
            <text:p>0 (1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1" table:formula="of:=IF([.N25]=[.N23];[.C23];[.B25])" office:value-type="float" office:value="10" calcext:value-type="float" table:number-columns-spanned="1" table:number-rows-spanned="2">
            <text:p>10</text:p>
          </table:table-cell>
          <table:table-cell table:style-name="ce11" office:value-type="string" calcext:value-type="string" table:number-columns-spanned="1" table:number-rows-spanned="2">
            <text:p>omi_2021_dulcegpevazquez (Dulce Guadalupe Vazquez Tadeo - CDMX) </text:p>
            <draw:frame draw:z-index="13" draw:name="Imagen 161" draw:style-name="gr1" draw:text-style-name="P1" svg:width="4.22mm" svg:height="2.9mm" svg:x="0.02mm" svg:y="6.0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20.00</text:p>
          </table:table-cell>
          <table:table-cell table:style-name="ce43" office:value-type="float" office:value="220" calcext:value-type="float" table:number-columns-spanned="1" table:number-rows-spanned="2">
            <text:p>220.00</text:p>
          </table:table-cell>
          <table:table-cell table:style-name="ce52" table:number-columns-spanned="1" table:number-rows-spanned="2"/>
          <table:table-cell table:style-name="ce11" table:formula="of:=[.L25]+[.H25]" office:value-type="float" office:value="520" calcext:value-type="float" table:number-columns-spanned="1" table:number-rows-spanned="2">
            <text:p>52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26" office:value-type="float" office:value="-4" calcext:value-type="float">
            <text:p>-4</text:p>
          </table:covered-table-cell>
          <table:covered-table-cell table:style-name="ce34" office:value-type="string" office:string-value="0 (8)" calcext:value-type="string">
            <text:p><text:s/>0 (8) </text:p>
          </table:covered-table-cell>
          <table:covered-table-cell table:style-name="ce18" office:value-type="float" office:value="-2" calcext:value-type="float">
            <text:p>-2</text:p>
          </table:covered-table-cell>
          <table:covered-table-cell table:style-name="ce26" office:value-type="float" office:value="-8" calcext:value-type="float">
            <text:p>-8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42" office:value-type="string" calcext:value-type="string">
            <text:p>0 (13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11" table:formula="of:=IF([.N27]=[.N25];[.C25];[.B27])" office:value-type="float" office:value="13" calcext:value-type="float" table:number-columns-spanned="1" table:number-rows-spanned="2">
            <text:p>13</text:p>
          </table:table-cell>
          <table:table-cell table:style-name="ce11" office:value-type="string" calcext:value-type="string" table:number-columns-spanned="1" table:number-rows-spanned="2">
            <text:p>Almavianney (Alma Vianney Damián Galán - EDOMEX) </text:p>
            <draw:frame draw:z-index="2" draw:name="Imagen 150" draw:style-name="gr1" draw:text-style-name="P1" svg:width="4.22mm" svg:height="2.9mm" svg:x="0.02mm" svg:y="6.46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200" calcext:value-type="float" table:number-columns-spanned="1" table:number-rows-spanned="2">
            <text:p>200.00</text:p>
          </table:table-cell>
          <table:table-cell table:style-name="ce52" table:number-columns-spanned="1" table:number-rows-spanned="2"/>
          <table:table-cell table:style-name="ce11" table:formula="of:=[.L27]+[.H27]" office:value-type="float" office:value="500" calcext:value-type="float" table:number-columns-spanned="1" table:number-rows-spanned="2">
            <text:p>5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5)" calcext:value-type="string">
            <text:p><text:s/>0 (5) </text:p>
          </table:covered-table-cell>
          <table:covered-table-cell table:style-name="ce18" office:value-type="float" office:value="-2" calcext:value-type="float">
            <text:p>-2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42" office:value-type="string" calcext:value-type="string">
            <text:p>0 (6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4" calcext:value-type="float" table:number-columns-spanned="1" table:number-rows-spanned="2">
            <text:p>14</text:p>
          </table:table-cell>
          <table:table-cell table:style-name="ce11" table:formula="of:=IF([.N29]=[.N27];[.C27];[.B29])" office:value-type="float" office:value="14" calcext:value-type="float" table:number-columns-spanned="1" table:number-rows-spanned="2">
            <text:p>14</text:p>
          </table:table-cell>
          <table:table-cell table:style-name="ce11" office:value-type="string" calcext:value-type="string" table:number-columns-spanned="1" table:number-rows-spanned="2">
            <text:p>CREmilianoArana (Emiliano Arana Chávez - CDMX) </text:p>
            <draw:frame draw:z-index="4" draw:name="Imagen 152" draw:style-name="gr1" draw:text-style-name="P1" svg:width="4.22mm" svg:height="2.9mm" svg:x="0.02mm" svg:y="6.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+8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180" calcext:value-type="float" table:number-columns-spanned="1" table:number-rows-spanned="2">
            <text:p>180.00</text:p>
          </table:table-cell>
          <table:table-cell table:style-name="ce52" table:number-columns-spanned="1" table:number-rows-spanned="2"/>
          <table:table-cell table:style-name="ce11" table:formula="of:=[.L29]+[.H29]" office:value-type="float" office:value="480" calcext:value-type="float" table:number-columns-spanned="1" table:number-rows-spanned="2">
            <text:p>48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/>
          <table:covered-table-cell table:style-name="ce42" office:value-type="string" calcext:value-type="string">
            <text:p>0 (2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5" calcext:value-type="float" table:number-columns-spanned="1" table:number-rows-spanned="2">
            <text:p>15</text:p>
          </table:table-cell>
          <table:table-cell table:style-name="ce11" table:formula="of:=IF([.N31]=[.N29];[.C29];[.B31])" office:value-type="float" office:value="15" calcext:value-type="float" table:number-columns-spanned="1" table:number-rows-spanned="2">
            <text:p>15</text:p>
          </table:table-cell>
          <table:table-cell table:style-name="ce11" office:value-type="string" calcext:value-type="string" table:number-columns-spanned="1" table:number-rows-spanned="2">
            <text:p>elizaldehernandezalan (Alan Elizalde Hernández - EDOMEX) </text:p>
            <draw:frame draw:z-index="17" draw:name="Imagen 165" draw:style-name="gr1" draw:text-style-name="P1" svg:width="4.22mm" svg:height="2.9mm" svg:x="0.02mm" svg:y="7.3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36.36</text:p>
          </table:table-cell>
          <table:table-cell table:style-name="ce35" office:value-type="float" office:value="236" calcext:value-type="float" table:number-columns-spanned="1" table:number-rows-spanned="2">
            <text:p><text:s/>236.00 </text:p>
          </table:table-cell>
          <table:table-cell table:style-name="ce19" office:value-type="string" calcext:value-type="string" table:number-columns-spanned="1" table:number-rows-spanned="2">
            <text:p>+60.00</text:p>
          </table:table-cell>
          <table:table-cell table:style-name="ce27" office:value-type="string" calcext:value-type="string" table:number-columns-spanned="1" table:number-rows-spanned="2">
            <text:p>+75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195" calcext:value-type="float" table:number-columns-spanned="1" table:number-rows-spanned="2">
            <text:p>195.00</text:p>
          </table:table-cell>
          <table:table-cell table:style-name="ce52" table:number-columns-spanned="1" table:number-rows-spanned="2"/>
          <table:table-cell table:style-name="ce11" table:formula="of:=[.L31]+[.H31]" office:value-type="float" office:value="431" calcext:value-type="float" table:number-columns-spanned="1" table:number-rows-spanned="2">
            <text:p>431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2" calcext:value-type="float">
            <text:p>-2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34" office:value-type="string" office:string-value="0 (5)" calcext:value-type="string">
            <text:p><text:s/>0 (5) </text:p>
          </table:covered-table-cell>
          <table:covered-table-cell table:style-name="ce18" office:value-type="float" office:value="-2" calcext:value-type="float">
            <text:p>-2</text:p>
          </table:covered-table-cell>
          <table:covered-table-cell table:style-name="ce26" office:value-type="float" office:value="-4" calcext:value-type="float">
            <text:p>-4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42" office:value-type="string" calcext:value-type="string">
            <text:p>0 (7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6" calcext:value-type="float" table:number-columns-spanned="1" table:number-rows-spanned="2">
            <text:p>16</text:p>
          </table:table-cell>
          <table:table-cell table:style-name="ce11" table:formula="of:=IF([.N33]=[.N31];[.C31];[.B33])" office:value-type="float" office:value="16" calcext:value-type="float" table:number-columns-spanned="1" table:number-rows-spanned="2">
            <text:p>16</text:p>
          </table:table-cell>
          <table:table-cell table:style-name="ce11" office:value-type="string" calcext:value-type="string" table:number-columns-spanned="1" table:number-rows-spanned="2">
            <text:p>Macnolo0x7D4 (Manuel Díaz Rojo) </text:p>
            <draw:frame draw:z-index="25" draw:name="Imagen 173" draw:style-name="gr1" draw:text-style-name="P1" svg:width="4.22mm" svg:height="2.9mm" svg:x="0.02mm" svg:y="7.73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35" office:value-type="float" office:value="100" calcext:value-type="float" table:number-columns-spanned="1" table:number-rows-spanned="2">
            <text:p><text:s/>100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260" calcext:value-type="float" table:number-columns-spanned="1" table:number-rows-spanned="2">
            <text:p>260.00</text:p>
          </table:table-cell>
          <table:table-cell table:style-name="ce52" table:number-columns-spanned="1" table:number-rows-spanned="2"/>
          <table:table-cell table:style-name="ce11" table:formula="of:=[.L33]+[.H33]" office:value-type="float" office:value="360" calcext:value-type="float" table:number-columns-spanned="1" table:number-rows-spanned="2">
            <text:p>36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/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2)" calcext:value-type="string">
            <text:p><text:s/>0 (2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4" calcext:value-type="float">
            <text:p>-4</text:p>
          </table:covered-table-cell>
          <table:covered-table-cell table:style-name="ce26" office:value-type="float" office:value="-8" calcext:value-type="float">
            <text:p>-8</text:p>
          </table:covered-table-cell>
          <table:covered-table-cell table:style-name="ce42" office:value-type="string" calcext:value-type="string">
            <text:p>0 (13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11" table:formula="of:=IF([.N35]=[.N33];[.C33];[.B35])" office:value-type="float" office:value="17" calcext:value-type="float" table:number-columns-spanned="1" table:number-rows-spanned="2">
            <text:p>17</text:p>
          </table:table-cell>
          <table:table-cell table:style-name="ce11" office:value-type="string" calcext:value-type="string" table:number-columns-spanned="1" table:number-rows-spanned="2">
            <text:p>ZeroZX115 (Cesar Aceves Hernández - EDOMEX) </text:p>
            <draw:frame draw:z-index="18" draw:name="Imagen 166" draw:style-name="gr1" draw:text-style-name="P1" svg:width="4.22mm" svg:height="2.9mm" svg:x="0.02mm" svg:y="8.15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200" calcext:value-type="float" table:number-columns-spanned="1" table:number-rows-spanned="2">
            <text:p><text:s/>200.00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140" calcext:value-type="float" table:number-columns-spanned="1" table:number-rows-spanned="2">
            <text:p>140.00</text:p>
          </table:table-cell>
          <table:table-cell table:style-name="ce52" table:number-columns-spanned="1" table:number-rows-spanned="2"/>
          <table:table-cell table:style-name="ce11" table:formula="of:=[.L35]+[.H35]" office:value-type="float" office:value="340" calcext:value-type="float" table:number-columns-spanned="1" table:number-rows-spanned="2">
            <text:p>3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/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2)" calcext:value-type="string">
            <text:p><text:s/>0 (2) </text:p>
          </table:covered-table-cell>
          <table:covered-table-cell table:style-name="ce18" office:value-type="float" office:value="-2" calcext:value-type="float">
            <text:p>-2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/>
          <table:covered-table-cell table:style-name="ce42" office:value-type="string" calcext:value-type="string">
            <text:p>0 (3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8" calcext:value-type="float" table:number-columns-spanned="1" table:number-rows-spanned="2">
            <text:p>18</text:p>
          </table:table-cell>
          <table:table-cell table:style-name="ce11" table:formula="of:=IF([.N37]=[.N35];[.C35];[.B37])" office:value-type="float" office:value="18" calcext:value-type="float" table:number-columns-spanned="1" table:number-rows-spanned="2">
            <text:p>18</text:p>
          </table:table-cell>
          <table:table-cell table:style-name="ce11" office:value-type="string" calcext:value-type="string" table:number-columns-spanned="1" table:number-rows-spanned="2">
            <text:p>camicata.cepeda (Camila Cepeda Beltran EDOMEX) </text:p>
            <draw:frame draw:z-index="3" draw:name="Imagen 151" draw:style-name="gr1" draw:text-style-name="P1" svg:width="4.22mm" svg:height="2.9mm" svg:x="0.02mm" svg:y="8.59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0" calcext:value-type="float" table:number-columns-spanned="1" table:number-rows-spanned="2">
            <text:p>0.00</text:p>
          </table:table-cell>
          <table:table-cell table:style-name="ce52" table:number-columns-spanned="1" table:number-rows-spanned="2"/>
          <table:table-cell table:style-name="ce11" table:formula="of:=[.L37]+[.H37]" office:value-type="float" office:value="300" calcext:value-type="float" table:number-columns-spanned="1" table:number-rows-spanned="2">
            <text:p>3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/>
          <table:covered-table-cell table:number-columns-repeated="2" table:style-name="ce26"/>
          <table:covered-table-cell table:style-name="ce42" office:value-type="string" calcext:value-type="string">
            <text:p>0 (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19" calcext:value-type="float" table:number-columns-spanned="1" table:number-rows-spanned="2">
            <text:p>19</text:p>
          </table:table-cell>
          <table:table-cell table:style-name="ce11" table:formula="of:=IF([.N39]=[.N37];[.C37];[.B39])" office:value-type="float" office:value="18" calcext:value-type="float" table:number-columns-spanned="1" table:number-rows-spanned="2">
            <text:p>18</text:p>
          </table:table-cell>
          <table:table-cell table:style-name="ce11" office:value-type="string" calcext:value-type="string" table:number-columns-spanned="1" table:number-rows-spanned="2">
            <text:p>murat.cepeda (Murat Cepeda Beltran EDOMEX) </text:p>
            <draw:frame draw:z-index="10" draw:name="Imagen 158" draw:style-name="gr1" draw:text-style-name="P1" svg:width="4.22mm" svg:height="2.9mm" svg:x="0.02mm" svg:y="9.0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0" calcext:value-type="float" table:number-columns-spanned="1" table:number-rows-spanned="2">
            <text:p>0.00</text:p>
          </table:table-cell>
          <table:table-cell table:style-name="ce52" table:number-columns-spanned="1" table:number-rows-spanned="2"/>
          <table:table-cell table:style-name="ce11" table:formula="of:=[.L39]+[.H39]" office:value-type="float" office:value="300" calcext:value-type="float" table:number-columns-spanned="1" table:number-rows-spanned="2">
            <text:p>3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34" office:value-type="string" office:string-value="0 (5)" calcext:value-type="string">
            <text:p><text:s/>0 (5) </text:p>
          </table:covered-table-cell>
          <table:covered-table-cell table:style-name="ce18"/>
          <table:covered-table-cell table:number-columns-repeated="2" table:style-name="ce26"/>
          <table:covered-table-cell table:style-name="ce42" office:value-type="string" calcext:value-type="string">
            <text:p>0 (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0" calcext:value-type="float" table:number-columns-spanned="1" table:number-rows-spanned="2">
            <text:p>20</text:p>
          </table:table-cell>
          <table:table-cell table:style-name="ce11" table:formula="of:=IF([.N41]=[.N39];[.C39];[.B41])" office:value-type="float" office:value="18" calcext:value-type="float" table:number-columns-spanned="1" table:number-rows-spanned="2">
            <text:p>18</text:p>
          </table:table-cell>
          <table:table-cell table:style-name="ce11" office:value-type="string" calcext:value-type="string" table:number-columns-spanned="1" table:number-rows-spanned="2">
            <text:p>Ozymandias (Ozymandias Cepeda Beltrán EDOMEX) </text:p>
            <draw:frame draw:z-index="14" draw:name="Imagen 162" draw:style-name="gr1" draw:text-style-name="P1" svg:width="4.22mm" svg:height="2.9mm" svg:x="0.02mm" svg:y="9.4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35" office:value-type="float" office:value="300" calcext:value-type="float" table:number-columns-spanned="1" table:number-rows-spanned="2">
            <text:p><text:s/>300.00 </text:p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0" calcext:value-type="float" table:number-columns-spanned="1" table:number-rows-spanned="2">
            <text:p>0.00</text:p>
          </table:table-cell>
          <table:table-cell table:style-name="ce52" table:number-columns-spanned="1" table:number-rows-spanned="2"/>
          <table:table-cell table:style-name="ce11" table:formula="of:=[.L41]+[.H41]" office:value-type="float" office:value="300" calcext:value-type="float" table:number-columns-spanned="1" table:number-rows-spanned="2">
            <text:p>3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/>
          <table:covered-table-cell table:number-columns-repeated="2" table:style-name="ce26"/>
          <table:covered-table-cell table:style-name="ce42" office:value-type="string" calcext:value-type="string">
            <text:p>0 (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1" calcext:value-type="float" table:number-columns-spanned="1" table:number-rows-spanned="2">
            <text:p>21</text:p>
          </table:table-cell>
          <table:table-cell table:style-name="ce11" table:formula="of:=IF([.N43]=[.N41];[.C41];[.B43])" office:value-type="float" office:value="21" calcext:value-type="float" table:number-columns-spanned="1" table:number-rows-spanned="2">
            <text:p>21</text:p>
          </table:table-cell>
          <table:table-cell table:style-name="ce11" office:value-type="string" calcext:value-type="string" table:number-columns-spanned="1" table:number-rows-spanned="2">
            <text:p>ulimagos (Ulises Omar Sanchez Rodriguez-EdoMéx) </text:p>
            <draw:frame draw:z-index="19" draw:name="Imagen 167" draw:style-name="gr1" draw:text-style-name="P1" svg:width="4.22mm" svg:height="2.9mm" svg:x="0.02mm" svg:y="9.8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35" office:value-type="float" office:value="140" calcext:value-type="float" table:number-columns-spanned="1" table:number-rows-spanned="2">
            <text:p><text:s/>140.00 </text:p>
          </table:table-cell>
          <table:table-cell table:style-name="ce19" office:value-type="string" calcext:value-type="string" table:number-columns-spanned="1" table:number-rows-spanned="2">
            <text:p>+20.00</text:p>
          </table:table-cell>
          <table:table-cell table:style-name="ce27" office:value-type="string" calcext:value-type="string" table:number-columns-spanned="1" table:number-rows-spanned="2">
            <text:p>+50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130" calcext:value-type="float" table:number-columns-spanned="1" table:number-rows-spanned="2">
            <text:p>130.00</text:p>
          </table:table-cell>
          <table:table-cell table:style-name="ce52" table:number-columns-spanned="1" table:number-rows-spanned="2"/>
          <table:table-cell table:style-name="ce11" table:formula="of:=[.L43]+[.H43]" office:value-type="float" office:value="270" calcext:value-type="float" table:number-columns-spanned="1" table:number-rows-spanned="2">
            <text:p>27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8" calcext:value-type="float">
            <text:p>-8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10)" calcext:value-type="string">
            <text:p><text:s/>0 (10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3" calcext:value-type="float">
            <text:p>-13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42" office:value-type="string" calcext:value-type="string">
            <text:p>0 (16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2" calcext:value-type="float" table:number-columns-spanned="1" table:number-rows-spanned="2">
            <text:p>22</text:p>
          </table:table-cell>
          <table:table-cell table:style-name="ce11" table:formula="of:=IF([.N45]=[.N43];[.C43];[.B45])" office:value-type="float" office:value="22" calcext:value-type="float" table:number-columns-spanned="1" table:number-rows-spanned="2">
            <text:p>22</text:p>
          </table:table-cell>
          <table:table-cell table:style-name="ce11" office:value-type="string" calcext:value-type="string" table:number-columns-spanned="1" table:number-rows-spanned="2">
            <text:p>patnav.omi </text:p>
            <draw:frame draw:z-index="147" draw:name="Imagen 297" draw:style-name="gr1" draw:text-style-name="P1" svg:width="4.22mm" svg:height="2.9mm" svg:x="0.02mm" svg:y="10.2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100.00</text:p>
          </table:table-cell>
          <table:table-cell table:style-name="ce43" office:value-type="float" office:value="240" calcext:value-type="float" table:number-columns-spanned="1" table:number-rows-spanned="2">
            <text:p>240.00</text:p>
          </table:table-cell>
          <table:table-cell table:style-name="ce52" table:number-columns-spanned="1" table:number-rows-spanned="2"/>
          <table:table-cell table:style-name="ce11" table:formula="of:=[.L45]+[.H45]" office:value-type="float" office:value="240" calcext:value-type="float" table:number-columns-spanned="1" table:number-rows-spanned="2">
            <text:p>2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number-columns-repeated="2" table:style-name="ce26"/>
          <table:covered-table-cell table:style-name="ce34" office:value-type="string" office:string-value="0 (0)" calcext:value-type="string">
            <text:p><text:s/>0 (0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3" calcext:value-type="float">
            <text:p>-3</text:p>
          </table:covered-table-cell>
          <table:covered-table-cell table:style-name="ce42" office:value-type="string" calcext:value-type="string">
            <text:p>0 (7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3" calcext:value-type="float" table:number-columns-spanned="1" table:number-rows-spanned="2">
            <text:p>23</text:p>
          </table:table-cell>
          <table:table-cell table:style-name="ce11" table:formula="of:=IF([.N47]=[.N45];[.C45];[.B47])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s11o (Rubén Siloé Reyes Vallejo - EDOMEX) </text:p>
            <draw:frame draw:z-index="21" draw:name="Imagen 169" draw:style-name="gr1" draw:text-style-name="P1" svg:width="4.22mm" svg:height="2.9mm" svg:x="0.02mm" svg:y="10.7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+4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104" calcext:value-type="float" table:number-columns-spanned="1" table:number-rows-spanned="2">
            <text:p><text:s/>104.00 </text:p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100" calcext:value-type="float" table:number-columns-spanned="1" table:number-rows-spanned="2">
            <text:p>100.00</text:p>
          </table:table-cell>
          <table:table-cell table:style-name="ce52" table:number-columns-spanned="1" table:number-rows-spanned="2"/>
          <table:table-cell table:style-name="ce11" table:formula="of:=[.L47]+[.H47]" office:value-type="float" office:value="204" calcext:value-type="float" table:number-columns-spanned="1" table:number-rows-spanned="2">
            <text:p>204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9" calcext:value-type="float">
            <text:p>-9</text:p>
          </table:covered-table-cell>
          <table:covered-table-cell table:style-name="ce26"/>
          <table:covered-table-cell table:style-name="ce34" office:value-type="string" office:string-value="0 (10)" calcext:value-type="string">
            <text:p><text:s/>0 (10) </text:p>
          </table:covered-table-cell>
          <table:covered-table-cell table:style-name="ce18" office:value-type="float" office:value="-3" calcext:value-type="float">
            <text:p>-3</text:p>
          </table:covered-table-cell>
          <table:covered-table-cell table:number-columns-repeated="2" table:style-name="ce26"/>
          <table:covered-table-cell table:style-name="ce42" office:value-type="string" calcext:value-type="string">
            <text:p>0 (3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4" calcext:value-type="float" table:number-columns-spanned="1" table:number-rows-spanned="2">
            <text:p>24</text:p>
          </table:table-cell>
          <table:table-cell table:style-name="ce11" table:formula="of:=IF([.N49]=[.N47];[.C47];[.B49])" office:value-type="float" office:value="24" calcext:value-type="float" table:number-columns-spanned="1" table:number-rows-spanned="2">
            <text:p>24</text:p>
          </table:table-cell>
          <table:table-cell table:style-name="ce11" office:value-type="string" calcext:value-type="string" table:number-columns-spanned="1" table:number-rows-spanned="2">
            <text:p>brandon125 (Brandon Alejandro Arreola Martínez - EDOMEX) </text:p>
            <draw:frame draw:z-index="22" draw:name="Imagen 170" draw:style-name="gr1" draw:text-style-name="P1" svg:width="4.22mm" svg:height="2.9mm" svg:x="0.02mm" svg:y="11.1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35" office:value-type="float" office:value="100" calcext:value-type="float" table:number-columns-spanned="1" table:number-rows-spanned="2">
            <text:p><text:s/>100.00 </text:p>
          </table:table-cell>
          <table:table-cell table:style-name="ce19" office:value-type="string" calcext:value-type="string" table:number-columns-spanned="1" table:number-rows-spanned="2">
            <text:p>+1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+60.00</text:p>
          </table:table-cell>
          <table:table-cell table:style-name="ce43" office:value-type="float" office:value="70" calcext:value-type="float" table:number-columns-spanned="1" table:number-rows-spanned="2">
            <text:p>70.00</text:p>
          </table:table-cell>
          <table:table-cell table:style-name="ce52" table:number-columns-spanned="1" table:number-rows-spanned="2"/>
          <table:table-cell table:style-name="ce11" table:formula="of:=[.L49]+[.H49]" office:value-type="float" office:value="170" calcext:value-type="float" table:number-columns-spanned="1" table:number-rows-spanned="2">
            <text:p>17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34" office:value-type="string" office:string-value="0 (3)" calcext:value-type="string">
            <text:p><text:s/>0 (3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42" office:value-type="string" calcext:value-type="string">
            <text:p>0 (5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11" table:formula="of:=IF([.N51]=[.N49];[.C49];[.B51])" office:value-type="float" office:value="25" calcext:value-type="float" table:number-columns-spanned="1" table:number-rows-spanned="2">
            <text:p>25</text:p>
          </table:table-cell>
          <table:table-cell table:style-name="ce11" office:value-type="string" calcext:value-type="string" table:number-columns-spanned="1" table:number-rows-spanned="2">
            <text:p>Jose_Juan01101 (Jose Juan Guapo Estrella - EDOMEX) </text:p>
            <draw:frame draw:z-index="20" draw:name="Imagen 168" draw:style-name="gr1" draw:text-style-name="P1" svg:width="4.22mm" svg:height="2.9mm" svg:x="0.02mm" svg:y="11.5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+18.18</text:p>
          </table:table-cell>
          <table:table-cell table:style-name="ce35" office:value-type="float" office:value="118" calcext:value-type="float" table:number-columns-spanned="1" table:number-rows-spanned="2">
            <text:p><text:s/>118.00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51]+[.H51]" office:value-type="float" office:value="158" calcext:value-type="float" table:number-columns-spanned="1" table:number-rows-spanned="2">
            <text:p>158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4" calcext:value-type="float">
            <text:p>-4</text:p>
          </table:covered-table-cell>
          <table:covered-table-cell table:style-name="ce26" office:value-type="float" office:value="-7" calcext:value-type="float">
            <text:p>-7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12)" calcext:value-type="string">
            <text:p><text:s/>0 (12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/>
          <table:covered-table-cell table:style-name="ce26" office:value-type="float" office:value="-2" calcext:value-type="float">
            <text:p>-2</text:p>
          </table:covered-table-cell>
          <table:covered-table-cell table:style-name="ce42" office:value-type="string" calcext:value-type="string">
            <text:p>0 (3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11" table:formula="of:=IF([.N53]=[.N51];[.C51];[.B53])" office:value-type="float" office:value="26" calcext:value-type="float" table:number-columns-spanned="1" table:number-rows-spanned="2">
            <text:p>26</text:p>
          </table:table-cell>
          <table:table-cell table:style-name="ce11" office:value-type="string" calcext:value-type="string" table:number-columns-spanned="1" table:number-rows-spanned="2">
            <text:p>Itzel_Salazar (Jessica Itzel Salazar Rios - EDOMEX ) </text:p>
            <draw:frame draw:z-index="23" draw:name="Imagen 171" draw:style-name="gr1" draw:text-style-name="P1" svg:width="4.22mm" svg:height="2.9mm" svg:x="0.02mm" svg:y="11.98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100" calcext:value-type="float" table:number-columns-spanned="1" table:number-rows-spanned="2">
            <text:p><text:s/>100.00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53]+[.H53]" office:value-type="float" office:value="140" calcext:value-type="float" table:number-columns-spanned="1" table:number-rows-spanned="2">
            <text:p>1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34" office:value-type="string" office:string-value="0 (1)" calcext:value-type="string">
            <text:p><text:s/>0 (1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/>
          <table:covered-table-cell table:style-name="ce42" office:value-type="string" calcext:value-type="string">
            <text:p>0 (2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1" table:formula="of:=IF([.N55]=[.N53];[.C53];[.B55])" office:value-type="float" office:value="27" calcext:value-type="float" table:number-columns-spanned="1" table:number-rows-spanned="2">
            <text:p>27</text:p>
          </table:table-cell>
          <table:table-cell table:style-name="ce11" office:value-type="string" calcext:value-type="string" table:number-columns-spanned="1" table:number-rows-spanned="2">
            <text:p>Kevin_Herrera_Diaz (Kevin Herrera Diaz - EDOMEX) </text:p>
            <draw:frame draw:z-index="24" draw:name="Imagen 172" draw:style-name="gr1" draw:text-style-name="P1" svg:width="4.22mm" svg:height="2.9mm" svg:x="0.02mm" svg:y="12.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100" calcext:value-type="float" table:number-columns-spanned="1" table:number-rows-spanned="2">
            <text:p><text:s/>100.00 </text:p>
          </table:table-cell>
          <table:table-cell table:style-name="ce19" office:value-type="string" calcext:value-type="string" table:number-columns-spanned="1" table:number-rows-spanned="2">
            <text:p>+2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20" calcext:value-type="float" table:number-columns-spanned="1" table:number-rows-spanned="2">
            <text:p>20.00</text:p>
          </table:table-cell>
          <table:table-cell table:style-name="ce52" table:number-columns-spanned="1" table:number-rows-spanned="2"/>
          <table:table-cell table:style-name="ce11" table:formula="of:=[.L55]+[.H55]" office:value-type="float" office:value="120" calcext:value-type="float" table:number-columns-spanned="1" table:number-rows-spanned="2">
            <text:p>12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/>
          <table:covered-table-cell table:style-name="ce34" office:value-type="string" office:string-value="0 (2)" calcext:value-type="string">
            <text:p><text:s/>0 (2) </text:p>
          </table:covered-table-cell>
          <table:covered-table-cell table:style-name="ce18" office:value-type="float" office:value="-3" calcext:value-type="float">
            <text:p>-3</text:p>
          </table:covered-table-cell>
          <table:covered-table-cell table:style-name="ce26" office:value-type="float" office:value="-1" calcext:value-type="float">
            <text:p>-1</text:p>
          </table:covered-table-cell>
          <table:covered-table-cell table:style-name="ce26"/>
          <table:covered-table-cell table:style-name="ce42" office:value-type="string" calcext:value-type="string">
            <text:p>0 (4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11" table:formula="of:=IF([.N57]=[.N55];[.C55];[.B57])" office:value-type="float" office:value="28" calcext:value-type="float" table:number-columns-spanned="1" table:number-rows-spanned="2">
            <text:p>28</text:p>
          </table:table-cell>
          <table:table-cell table:style-name="ce11" office:value-type="string" calcext:value-type="string" table:number-columns-spanned="1" table:number-rows-spanned="2">
            <text:p>Naara_Rivera3 (Naara Betsabe Rivera Gutiérrez EDOMEX) </text:p>
            <draw:frame draw:z-index="26" draw:name="Imagen 174" draw:style-name="gr1" draw:text-style-name="P1" svg:width="4.22mm" svg:height="2.9mm" svg:x="0.02mm" svg:y="12.8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+10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100" calcext:value-type="float" table:number-columns-spanned="1" table:number-rows-spanned="2">
            <text:p><text:s/>100.00 </text:p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0" calcext:value-type="float" table:number-columns-spanned="1" table:number-rows-spanned="2">
            <text:p>0.00</text:p>
          </table:table-cell>
          <table:table-cell table:style-name="ce52" table:number-columns-spanned="1" table:number-rows-spanned="2"/>
          <table:table-cell table:style-name="ce11" table:formula="of:=[.L57]+[.H57]" office:value-type="float" office:value="100" calcext:value-type="float" table:number-columns-spanned="1" table:number-rows-spanned="2">
            <text:p>10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34" office:value-type="string" office:string-value="0 (1)" calcext:value-type="string">
            <text:p><text:s/>0 (1) </text:p>
          </table:covered-table-cell>
          <table:covered-table-cell table:style-name="ce18"/>
          <table:covered-table-cell table:number-columns-repeated="2" table:style-name="ce26"/>
          <table:covered-table-cell table:style-name="ce42" office:value-type="string" calcext:value-type="string">
            <text:p>0 (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29" calcext:value-type="float" table:number-columns-spanned="1" table:number-rows-spanned="2">
            <text:p>29</text:p>
          </table:table-cell>
          <table:table-cell table:style-name="ce11" table:formula="of:=IF([.N59]=[.N57];[.C57];[.B59])" office:value-type="float" office:value="29" calcext:value-type="float" table:number-columns-spanned="1" table:number-rows-spanned="2">
            <text:p>29</text:p>
          </table:table-cell>
          <table:table-cell table:style-name="ce11" office:value-type="string" calcext:value-type="string" table:number-columns-spanned="1" table:number-rows-spanned="2">
            <text:p>AndresBeltran_17 (Andres Isai Beltran Linares - EDOMEX) </text:p>
            <draw:frame draw:z-index="42" draw:name="Imagen 190" draw:style-name="gr1" draw:text-style-name="P1" svg:width="4.22mm" svg:height="2.9mm" svg:x="0.02mm" svg:y="13.23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+40.00</text:p>
          </table:table-cell>
          <table:table-cell table:style-name="ce43" office:value-type="float" office:value="80" calcext:value-type="float" table:number-columns-spanned="1" table:number-rows-spanned="2">
            <text:p>80.00</text:p>
          </table:table-cell>
          <table:table-cell table:style-name="ce52" table:number-columns-spanned="1" table:number-rows-spanned="2"/>
          <table:table-cell table:style-name="ce11" table:formula="of:=[.L59]+[.H59]" office:value-type="float" office:value="80" calcext:value-type="float" table:number-columns-spanned="1" table:number-rows-spanned="2">
            <text:p>8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style-name="ce26" office:value-type="float" office:value="-2" calcext:value-type="float">
            <text:p>-2</text:p>
          </table:covered-table-cell>
          <table:covered-table-cell table:style-name="ce26"/>
          <table:covered-table-cell table:style-name="ce34" office:value-type="string" office:string-value="0 (2)" calcext:value-type="string">
            <text:p><text:s/>0 (2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/>
          <table:covered-table-cell table:style-name="ce26" office:value-type="float" office:value="-1" calcext:value-type="float">
            <text:p>-1</text:p>
          </table:covered-table-cell>
          <table:covered-table-cell table:style-name="ce42" office:value-type="string" calcext:value-type="string">
            <text:p>0 (2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11" table:formula="of:=IF([.N61]=[.N59];[.C59];[.B61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AngelesDenisse23 (Angeles Denisse Soto Salazar-México) </text:p>
            <draw:frame draw:z-index="45" draw:name="Imagen 193" draw:style-name="gr1" draw:text-style-name="P1" svg:width="4.22mm" svg:height="2.9mm" svg:x="0.02mm" svg:y="13.67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61]+[.H61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style-name="ce26" office:value-type="float" office:value="-1" calcext:value-type="float">
            <text:p>-1</text:p>
          </table:covered-table-cell>
          <table:covered-table-cell table:style-name="ce26"/>
          <table:covered-table-cell table:style-name="ce34" office:value-type="string" office:string-value="0 (1)" calcext:value-type="string">
            <text:p><text:s/>0 (1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42" office:value-type="string" calcext:value-type="string">
            <text:p>0 (1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11" table:formula="of:=IF([.N63]=[.N61];[.C61];[.B63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gafv040211mmcmrra1 (VERONICA GAMEZ FRAGOSO-EDOMEX) </text:p>
            <draw:frame draw:z-index="87" draw:name="Imagen 235" draw:style-name="gr1" draw:text-style-name="P1" svg:width="4.22mm" svg:height="2.9mm" svg:x="0.02mm" svg:y="14.09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63]+[.H63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number-columns-repeated="2" table:style-name="ce26"/>
          <table:covered-table-cell table:style-name="ce34" office:value-type="string" office:string-value="0 (0)" calcext:value-type="string">
            <text:p><text:s/>0 (0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42" office:value-type="string" calcext:value-type="string">
            <text:p>0 (1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2" calcext:value-type="float" table:number-columns-spanned="1" table:number-rows-spanned="2">
            <text:p>32</text:p>
          </table:table-cell>
          <table:table-cell table:style-name="ce11" table:formula="of:=IF([.N65]=[.N63];[.C63];[.B65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jmarcial (JESSICA GISELLE MARCIAL EUGENIO - EDOMEX) </text:p>
            <draw:frame draw:z-index="96" draw:name="Imagen 244" draw:style-name="gr1" draw:text-style-name="P1" svg:width="4.22mm" svg:height="2.9mm" svg:x="0.02mm" svg:y="14.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65]+[.H65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number-columns-repeated="2" table:style-name="ce26"/>
          <table:covered-table-cell table:style-name="ce34" office:value-type="string" office:string-value="0 (0)" calcext:value-type="string">
            <text:p><text:s/>0 (0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42" office:value-type="string" calcext:value-type="string">
            <text:p>0 (1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3" office:value-type="float" office:value="33" calcext:value-type="float" table:number-columns-spanned="1" table:number-rows-spanned="2">
            <text:p>33</text:p>
          </table:table-cell>
          <table:table-cell table:style-name="ce11" table:formula="of:=IF([.N67]=[.N65];[.C65];[.B67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Luisenrique01 (Luis Enrique Cruz Estrella EDOMEX) </text:p>
            <draw:frame draw:z-index="112" draw:name="Imagen 260" draw:style-name="gr1" draw:text-style-name="P1" svg:width="4.22mm" svg:height="2.9mm" svg:x="0.02mm" svg:y="14.9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67]+[.H67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34" office:value-type="string" office:string-value="0 (1)" calcext:value-type="string">
            <text:p><text:s/>0 (1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style-name="ce26"/>
          <table:covered-table-cell table:style-name="ce26" office:value-type="float" office:value="-1" calcext:value-type="float">
            <text:p>-1</text:p>
          </table:covered-table-cell>
          <table:covered-table-cell table:style-name="ce42" office:value-type="string" calcext:value-type="string">
            <text:p>0 (2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4" calcext:value-type="float" table:number-columns-spanned="1" table:number-rows-spanned="2">
            <text:p>34</text:p>
          </table:table-cell>
          <table:table-cell table:style-name="ce11" table:formula="of:=IF([.N69]=[.N67];[.C67];[.B69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Sandra_Paulina_Diego_Anastacio (Sandra Paulina Diego Anastacio EDOMEX) </text:p>
            <draw:frame draw:z-index="133" draw:name="Imagen 281" draw:style-name="gr1" draw:text-style-name="P1" svg:width="4.22mm" svg:height="2.9mm" svg:x="0.02mm" svg:y="15.37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69]+[.H69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6" calcext:value-type="float">
            <text:p>-6</text:p>
          </table:covered-table-cell>
          <table:covered-table-cell table:style-name="ce26" office:value-type="float" office:value="-5" calcext:value-type="float">
            <text:p>-5</text:p>
          </table:covered-table-cell>
          <table:covered-table-cell table:style-name="ce26" office:value-type="float" office:value="-7" calcext:value-type="float">
            <text:p>-7</text:p>
          </table:covered-table-cell>
          <table:covered-table-cell table:style-name="ce34" office:value-type="string" office:string-value="0 (18)" calcext:value-type="string">
            <text:p><text:s/>0 (18) </text:p>
          </table:covered-table-cell>
          <table:covered-table-cell table:style-name="ce18" office:value-type="float" office:value="-19" calcext:value-type="float">
            <text:p>-19</text:p>
          </table:covered-table-cell>
          <table:covered-table-cell table:style-name="ce26" office:value-type="float" office:value="-6" calcext:value-type="float">
            <text:p>-6</text:p>
          </table:covered-table-cell>
          <table:covered-table-cell table:style-name="ce26" office:value-type="float" office:value="-3" calcext:value-type="float">
            <text:p>-3</text:p>
          </table:covered-table-cell>
          <table:covered-table-cell table:style-name="ce42" office:value-type="string" calcext:value-type="string">
            <text:p>0 (28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5" calcext:value-type="float" table:number-columns-spanned="1" table:number-rows-spanned="2">
            <text:p>35</text:p>
          </table:table-cell>
          <table:table-cell table:style-name="ce11" table:formula="of:=IF([.N71]=[.N69];[.C69];[.B71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SebastianConalep (Sebastián Tadeo Rodríguez Carrillo - EDOMEX) </text:p>
            <draw:frame draw:z-index="138" draw:name="Imagen 286" draw:style-name="gr1" draw:text-style-name="P1" svg:width="4.22mm" svg:height="2.9mm" svg:x="0.02mm" svg:y="15.79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71]+[.H71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number-columns-repeated="2" table:style-name="ce26"/>
          <table:covered-table-cell table:style-name="ce34" office:value-type="string" office:string-value="0 (0)" calcext:value-type="string">
            <text:p><text:s/>0 (0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42" office:value-type="string" calcext:value-type="string">
            <text:p>0 (1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6" calcext:value-type="float" table:number-columns-spanned="1" table:number-rows-spanned="2">
            <text:p>36</text:p>
          </table:table-cell>
          <table:table-cell table:style-name="ce11" table:formula="of:=IF([.N73]=[.N71];[.C71];[.B73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vaay040607mmcrlsa5 (YUSURI ABIGAIL VARGAS ALMAZAN -EDOMEX) </text:p>
            <draw:frame draw:z-index="142" draw:name="Imagen 290" draw:style-name="gr1" draw:text-style-name="P1" svg:width="4.22mm" svg:height="2.9mm" svg:x="0.02mm" svg:y="16.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73]+[.H73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style-name="ce26"/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1)" calcext:value-type="string">
            <text:p><text:s/>0 (1) </text:p>
          </table:covered-table-cell>
          <table:covered-table-cell table:style-name="ce18" office:value-type="float" office:value="-1" calcext:value-type="float">
            <text:p>-1</text:p>
          </table:covered-table-cell>
          <table:covered-table-cell table:number-columns-repeated="2" table:style-name="ce26"/>
          <table:covered-table-cell table:style-name="ce42" office:value-type="string" calcext:value-type="string">
            <text:p>0 (1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7" calcext:value-type="float" table:number-columns-spanned="1" table:number-rows-spanned="2">
            <text:p>37</text:p>
          </table:table-cell>
          <table:table-cell table:style-name="ce11" table:formula="of:=IF([.N75]=[.N73];[.C73];[.B75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Alexandra_Ortiz_EDOMEX (Ortiz Villaseñor Alexandra ) </text:p>
            <draw:frame draw:z-index="148" draw:name="Imagen 298" draw:style-name="gr1" draw:text-style-name="P1" svg:width="4.22mm" svg:height="2.9mm" svg:x="0.02mm" svg:y="16.6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75]+[.H75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number-columns-repeated="2" table:style-name="ce26"/>
          <table:covered-table-cell table:style-name="ce34" office:value-type="string" office:string-value="0 (0)" calcext:value-type="string">
            <text:p><text:s/>0 (0) </text:p>
          </table:covered-table-cell>
          <table:covered-table-cell table:style-name="ce18" office:value-type="float" office:value="-3" calcext:value-type="float">
            <text:p>-3</text:p>
          </table:covered-table-cell>
          <table:covered-table-cell table:style-name="ce26" office:value-type="float" office:value="-2" calcext:value-type="float">
            <text:p>-2</text:p>
          </table:covered-table-cell>
          <table:covered-table-cell table:style-name="ce26"/>
          <table:covered-table-cell table:style-name="ce42" office:value-type="string" calcext:value-type="string">
            <text:p>0 (5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8" calcext:value-type="float" table:number-columns-spanned="1" table:number-rows-spanned="2">
            <text:p>38</text:p>
          </table:table-cell>
          <table:table-cell table:style-name="ce11" table:formula="of:=IF([.N77]=[.N75];[.C75];[.B77])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1" table:number-rows-spanned="2">
            <text:p>omi_2019_hugoe.hilario </text:p>
            <draw:frame draw:z-index="149" draw:name="Imagen 299" draw:style-name="gr1" draw:text-style-name="P1" svg:width="4.22mm" svg:height="2.9mm" svg:x="0.02mm" svg:y="17.0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4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40" calcext:value-type="float" table:number-columns-spanned="1" table:number-rows-spanned="2">
            <text:p>40.00</text:p>
          </table:table-cell>
          <table:table-cell table:style-name="ce52" table:number-columns-spanned="1" table:number-rows-spanned="2"/>
          <table:table-cell table:style-name="ce11" table:formula="of:=[.L77]+[.H77]" office:value-type="float" office:value="40" calcext:value-type="float" table:number-columns-spanned="1" table:number-rows-spanned="2">
            <text:p>4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number-columns-repeated="2" table:style-name="ce26"/>
          <table:covered-table-cell table:style-name="ce34" office:value-type="string" office:string-value="0 (0)" calcext:value-type="string">
            <text:p><text:s/>0 (0) </text:p>
          </table:covered-table-cell>
          <table:covered-table-cell table:style-name="ce18" office:value-type="float" office:value="-2" calcext:value-type="float">
            <text:p>-2</text:p>
          </table:covered-table-cell>
          <table:covered-table-cell table:number-columns-repeated="2" table:style-name="ce26"/>
          <table:covered-table-cell table:style-name="ce42" office:value-type="string" calcext:value-type="string">
            <text:p>0 (2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11" table:formula="of:=IF([.N79]=[.N77];[.C77];[.B79])" office:value-type="float" office:value="39" calcext:value-type="float" table:number-columns-spanned="1" table:number-rows-spanned="2">
            <text:p>39</text:p>
          </table:table-cell>
          <table:table-cell table:style-name="ce11" office:value-type="string" calcext:value-type="string" table:number-columns-spanned="1" table:number-rows-spanned="2">
            <text:p>GABRIEL_ALEJANDRO_HERNANDEZ_EVIA (GABRIEL ALEJANDRO HERNANDEZ EVIA) </text:p>
            <draw:frame draw:z-index="86" draw:name="Imagen 234" draw:style-name="gr1" draw:text-style-name="P1" svg:width="4.22mm" svg:height="2.9mm" svg:x="0.02mm" svg:y="17.48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5" office:value-type="float" office:value="0" calcext:value-type="float" table:number-columns-spanned="1" table:number-rows-spanned="2">
            <text:p><text:s/>- </text:p>
          </table:table-cell>
          <table:table-cell table:style-name="ce19" office:value-type="string" calcext:value-type="string" table:number-columns-spanned="1" table:number-rows-spanned="2">
            <text:p>+3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0.00</text:p>
          </table:table-cell>
          <table:table-cell table:style-name="ce43" office:value-type="float" office:value="30" calcext:value-type="float" table:number-columns-spanned="1" table:number-rows-spanned="2">
            <text:p>30.00</text:p>
          </table:table-cell>
          <table:table-cell table:style-name="ce52" table:number-columns-spanned="1" table:number-rows-spanned="2"/>
          <table:table-cell table:style-name="ce11" table:formula="of:=[.L79]+[.H79]" office:value-type="float" office:value="30" calcext:value-type="float" table:number-columns-spanned="1" table:number-rows-spanned="2">
            <text:p>30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4" calcext:value-type="float">
            <text:p>-4</text:p>
          </table:covered-table-cell>
          <table:covered-table-cell table:number-columns-repeated="2" table:style-name="ce26"/>
          <table:covered-table-cell table:style-name="ce34" office:value-type="string" office:string-value="0 (4)" calcext:value-type="string">
            <text:p><text:s/>0 (4) </text:p>
          </table:covered-table-cell>
          <table:covered-table-cell table:style-name="ce18" office:value-type="float" office:value="-11" calcext:value-type="float">
            <text:p>-11</text:p>
          </table:covered-table-cell>
          <table:covered-table-cell table:number-columns-repeated="2" table:style-name="ce26" office:value-type="float" office:value="-1" calcext:value-type="float">
            <text:p>-1</text:p>
          </table:covered-table-cell>
          <table:covered-table-cell table:style-name="ce42" office:value-type="string" calcext:value-type="string">
            <text:p>0 (13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40" calcext:value-type="float" table:number-columns-spanned="1" table:number-rows-spanned="2">
            <text:p>40</text:p>
          </table:table-cell>
          <table:table-cell table:style-name="ce11" table:formula="of:=IF([.N81]=[.N79];[.C79];[.B81])" office:value-type="float" office:value="40" calcext:value-type="float" table:number-columns-spanned="1" table:number-rows-spanned="2">
            <text:p>40</text:p>
          </table:table-cell>
          <table:table-cell table:style-name="ce11" office:value-type="string" calcext:value-type="string" table:number-columns-spanned="1" table:number-rows-spanned="2">
            <text:p>Julieta_Araleth_EDOMEX (Julieta Araleth Reyna Juárez) </text:p>
            <draw:frame draw:z-index="27" draw:name="Imagen 175" draw:style-name="gr1" draw:text-style-name="P1" svg:width="4.22mm" svg:height="2.9mm" svg:x="0.02mm" svg:y="17.89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0.0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+18.18</text:p>
          </table:table-cell>
          <table:table-cell table:style-name="ce35" office:value-type="float" office:value="18" calcext:value-type="float" table:number-columns-spanned="1" table:number-rows-spanned="2">
            <text:p><text:s/>18.00 </text:p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0" calcext:value-type="float" table:number-columns-spanned="1" table:number-rows-spanned="2">
            <text:p>0.00</text:p>
          </table:table-cell>
          <table:table-cell table:style-name="ce52" table:number-columns-spanned="1" table:number-rows-spanned="2"/>
          <table:table-cell table:style-name="ce11" table:formula="of:=[.L81]+[.H81]" office:value-type="float" office:value="18" calcext:value-type="float" table:number-columns-spanned="1" table:number-rows-spanned="2">
            <text:p>18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 office:value-type="float" office:value="-1" calcext:value-type="float">
            <text:p>-1</text:p>
          </table:covered-table-cell>
          <table:covered-table-cell table:style-name="ce26"/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2)" calcext:value-type="string">
            <text:p><text:s/>0 (2) </text:p>
          </table:covered-table-cell>
          <table:covered-table-cell table:style-name="ce18"/>
          <table:covered-table-cell table:number-columns-repeated="2" table:style-name="ce26"/>
          <table:covered-table-cell table:style-name="ce42" office:value-type="string" calcext:value-type="string">
            <text:p>0 (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3" office:value-type="float" office:value="41" calcext:value-type="float" table:number-columns-spanned="1" table:number-rows-spanned="2">
            <text:p>41</text:p>
          </table:table-cell>
          <table:table-cell table:style-name="ce11" table:formula="of:=IF([.N83]=[.N81];[.C81];[.B83])" office:value-type="float" office:value="41" calcext:value-type="float" table:number-columns-spanned="1" table:number-rows-spanned="2">
            <text:p>41</text:p>
          </table:table-cell>
          <table:table-cell table:style-name="ce11" office:value-type="string" calcext:value-type="string" table:number-columns-spanned="1" table:number-rows-spanned="2">
            <text:p>HugoAlvaradoViteOmi (Hugo Alvarado Vite EDOMEX) </text:p>
            <draw:frame draw:z-index="28" draw:name="Imagen 176" draw:style-name="gr1" draw:text-style-name="P1" svg:width="4.22mm" svg:height="2.9mm" svg:x="0.02mm" svg:y="18.3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+9.09</text:p>
          </table:table-cell>
          <table:table-cell table:style-name="ce35" office:value-type="float" office:value="9" calcext:value-type="float" table:number-columns-spanned="1" table:number-rows-spanned="2">
            <text:p><text:s/>9.00 </text:p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0" calcext:value-type="float" table:number-columns-spanned="1" table:number-rows-spanned="2">
            <text:p>0.00</text:p>
          </table:table-cell>
          <table:table-cell table:style-name="ce52" table:number-columns-spanned="1" table:number-rows-spanned="2"/>
          <table:table-cell table:style-name="ce11" table:formula="of:=[.L83]+[.H83]" office:value-type="float" office:value="9" calcext:value-type="float" table:number-columns-spanned="1" table:number-rows-spanned="2">
            <text:p>9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style-name="ce26"/>
          <table:covered-table-cell table:style-name="ce26" office:value-type="float" office:value="-5" calcext:value-type="float">
            <text:p>-5</text:p>
          </table:covered-table-cell>
          <table:covered-table-cell table:style-name="ce34" office:value-type="string" office:string-value="0 (5)" calcext:value-type="string">
            <text:p><text:s/>0 (5) </text:p>
          </table:covered-table-cell>
          <table:covered-table-cell table:style-name="ce18"/>
          <table:covered-table-cell table:number-columns-repeated="2" table:style-name="ce26"/>
          <table:covered-table-cell table:style-name="ce42" office:value-type="string" calcext:value-type="string">
            <text:p>0 (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4" office:value-type="float" office:value="42" calcext:value-type="float" table:number-columns-spanned="1" table:number-rows-spanned="2">
            <text:p>42</text:p>
          </table:table-cell>
          <table:table-cell table:style-name="ce11" table:formula="of:=IF([.N85]=[.N83];[.C83];[.B85])" office:value-type="float" office:value="41" calcext:value-type="float" table:number-columns-spanned="1" table:number-rows-spanned="2">
            <text:p>41</text:p>
          </table:table-cell>
          <table:table-cell table:style-name="ce11" office:value-type="string" calcext:value-type="string" table:number-columns-spanned="1" table:number-rows-spanned="2">
            <text:p>rosaanavite (LaToxica7w7) </text:p>
            <draw:frame draw:z-index="29" draw:name="Imagen 177" draw:style-name="gr1" draw:text-style-name="P1" svg:width="4.22mm" svg:height="2.9mm" svg:x="0.02mm" svg:y="18.7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+9.09</text:p>
          </table:table-cell>
          <table:table-cell table:style-name="ce35" office:value-type="float" office:value="9" calcext:value-type="float" table:number-columns-spanned="1" table:number-rows-spanned="2">
            <text:p><text:s/>9.00 </text:p>
          </table:table-cell>
          <table:table-cell table:style-name="ce19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43" office:value-type="float" office:value="0" calcext:value-type="float" table:number-columns-spanned="1" table:number-rows-spanned="2">
            <text:p>0.00</text:p>
          </table:table-cell>
          <table:table-cell table:style-name="ce52" table:number-columns-spanned="1" table:number-rows-spanned="2"/>
          <table:table-cell table:style-name="ce11" table:formula="of:=[.L85]+[.H85]" office:value-type="float" office:value="9" calcext:value-type="float" table:number-columns-spanned="1" table:number-rows-spanned="2">
            <text:p>9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2" table:style-name="ce10"/>
          <table:covered-table-cell table:style-name="ce18"/>
          <table:covered-table-cell table:style-name="ce26"/>
          <table:covered-table-cell table:style-name="ce26" office:value-type="float" office:value="-1" calcext:value-type="float">
            <text:p>-1</text:p>
          </table:covered-table-cell>
          <table:covered-table-cell table:style-name="ce34" office:value-type="string" office:string-value="0 (1)" calcext:value-type="string">
            <text:p><text:s/>0 (1) </text:p>
          </table:covered-table-cell>
          <table:covered-table-cell table:style-name="ce18"/>
          <table:covered-table-cell table:number-columns-repeated="2" table:style-name="ce26"/>
          <table:covered-table-cell table:style-name="ce42" office:value-type="string" calcext:value-type="string">
            <text:p>0 (0)</text:p>
          </table:covered-table-cell>
          <table:covered-table-cell table:style-name="ce108"/>
          <table:covered-table-cell table:style-name="ce10"/>
          <table:table-cell table:number-columns-repeated="1010"/>
        </table:table-row>
        <table:table-row table:style-name="ro2">
          <table:table-cell/>
          <table:table-cell table:style-name="ce5" office:value-type="float" office:value="43" calcext:value-type="float" table:number-columns-spanned="1" table:number-rows-spanned="2">
            <text:p>43</text:p>
          </table:table-cell>
          <table:table-cell table:style-name="ce12" table:formula="of:=IF([.N87]=[.N85];[.C85];[.B8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192111001 (Daphne Gabriela Santiago Martinez) </text:p>
            <draw:frame draw:z-index="30" draw:name="Imagen 178" draw:style-name="gr1" draw:text-style-name="P1" svg:width="4.22mm" svg:height="2.9mm" svg:x="0.02mm" svg:y="19.1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87]+[.H8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44" calcext:value-type="float" table:number-columns-spanned="1" table:number-rows-spanned="2">
            <text:p>44</text:p>
          </table:table-cell>
          <table:table-cell table:style-name="ce12" table:formula="of:=IF([.N89]=[.N87];[.C87];[.B8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370206188 (Cruz Yamile Perez Hernandez) </text:p>
            <draw:frame draw:z-index="31" draw:name="Imagen 179" draw:style-name="gr1" draw:text-style-name="P1" svg:width="4.22mm" svg:height="2.9mm" svg:x="0.02mm" svg:y="19.5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89]+[.H8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45" calcext:value-type="float" table:number-columns-spanned="1" table:number-rows-spanned="2">
            <text:p>45</text:p>
          </table:table-cell>
          <table:table-cell table:style-name="ce12" table:formula="of:=IF([.N91]=[.N89];[.C89];[.B9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370408547 (Gretel Rocio Trejo Mena) </text:p>
            <draw:frame draw:z-index="32" draw:name="Imagen 180" draw:style-name="gr1" draw:text-style-name="P1" svg:width="4.22mm" svg:height="2.9mm" svg:x="0.02mm" svg:y="20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91]+[.H9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46" calcext:value-type="float" table:number-columns-spanned="1" table:number-rows-spanned="2">
            <text:p>46</text:p>
          </table:table-cell>
          <table:table-cell table:style-name="ce12" table:formula="of:=IF([.N93]=[.N91];[.C91];[.B9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ela041212mmclzda2 (ADRIANA ALEJANDRO LÁZARO) </text:p>
            <draw:frame draw:z-index="33" draw:name="Imagen 181" draw:style-name="gr1" draw:text-style-name="P1" svg:width="4.22mm" svg:height="2.9mm" svg:x="0.02mm" svg:y="20.4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93]+[.H9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47" calcext:value-type="float" table:number-columns-spanned="1" table:number-rows-spanned="2">
            <text:p>47</text:p>
          </table:table-cell>
          <table:table-cell table:style-name="ce12" table:formula="of:=IF([.N95]=[.N93];[.C93];[.B9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gustinclimaco03 (Agustin Climaco) </text:p>
            <draw:frame draw:z-index="34" draw:name="Imagen 182" draw:style-name="gr1" draw:text-style-name="P1" svg:width="4.22mm" svg:height="2.9mm" svg:x="0.02mm" svg:y="20.8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95]+[.H9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48" calcext:value-type="float" table:number-columns-spanned="1" table:number-rows-spanned="2">
            <text:p>48</text:p>
          </table:table-cell>
          <table:table-cell table:style-name="ce12" table:formula="of:=IF([.N97]=[.N95];[.C95];[.B9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icardoarellano (Ricardo Arellano González) </text:p>
            <draw:frame draw:z-index="35" draw:name="Imagen 183" draw:style-name="gr1" draw:text-style-name="P1" svg:width="4.22mm" svg:height="2.9mm" svg:x="0.02mm" svg:y="21.2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97]+[.H9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49" calcext:value-type="float" table:number-columns-spanned="1" table:number-rows-spanned="2">
            <text:p>49</text:p>
          </table:table-cell>
          <table:table-cell table:style-name="ce12" table:formula="of:=IF([.N99]=[.N97];[.C97];[.B9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lex549vian1 (ALEXANDRA vianey) </text:p>
            <draw:frame draw:z-index="36" draw:name="Imagen 184" draw:style-name="gr1" draw:text-style-name="P1" svg:width="4.22mm" svg:height="2.9mm" svg:x="0.02mm" svg:y="21.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99]+[.H9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0" calcext:value-type="float" table:number-columns-spanned="1" table:number-rows-spanned="2">
            <text:p>50</text:p>
          </table:table-cell>
          <table:table-cell table:style-name="ce12" table:formula="of:=IF([.N101]=[.N99];[.C99];[.B10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licia_MonP25 (Alicia Monserrath Pérez Zorrilla - EDOMEX) </text:p>
            <draw:frame draw:z-index="37" draw:name="Imagen 185" draw:style-name="gr1" draw:text-style-name="P1" svg:width="4.22mm" svg:height="2.9mm" svg:x="0.02mm" svg:y="22.1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01]+[.H10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1" calcext:value-type="float" table:number-columns-spanned="1" table:number-rows-spanned="2">
            <text:p>51</text:p>
          </table:table-cell>
          <table:table-cell table:style-name="ce12" table:formula="of:=IF([.N103]=[.N101];[.C101];[.B10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liciaoloarte128 (Alicia Oloarte) </text:p>
            <draw:frame draw:z-index="38" draw:name="Imagen 186" draw:style-name="gr1" draw:text-style-name="P1" svg:width="4.22mm" svg:height="2.9mm" svg:x="0.02mm" svg:y="22.5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03]+[.H10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2" calcext:value-type="float" table:number-columns-spanned="1" table:number-rows-spanned="2">
            <text:p>52</text:p>
          </table:table-cell>
          <table:table-cell table:style-name="ce12" table:formula="of:=IF([.N105]=[.N103];[.C103];[.B10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mandaYaretzi </text:p>
            <draw:frame draw:z-index="39" draw:name="Imagen 187" draw:style-name="gr1" draw:text-style-name="P1" svg:width="4.22mm" svg:height="2.9mm" svg:x="0.02mm" svg:y="22.9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05]+[.H10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3" calcext:value-type="float" table:number-columns-spanned="1" table:number-rows-spanned="2">
            <text:p>53</text:p>
          </table:table-cell>
          <table:table-cell table:style-name="ce12" table:formula="of:=IF([.N107]=[.N105];[.C105];[.B10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mericanallelymonterde2605 (AMERICA NALLELY MONTERDE) </text:p>
            <draw:frame draw:z-index="40" draw:name="Imagen 188" draw:style-name="gr1" draw:text-style-name="P1" svg:width="4.22mm" svg:height="2.9mm" svg:x="0.02mm" svg:y="23.3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07]+[.H10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4" calcext:value-type="float" table:number-columns-spanned="1" table:number-rows-spanned="2">
            <text:p>54</text:p>
          </table:table-cell>
          <table:table-cell table:style-name="ce12" table:formula="of:=IF([.N109]=[.N107];[.C107];[.B10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nakarenalcantara2804 (Ana Karen Alcántara Garfias EDOMEX) </text:p>
            <draw:frame draw:z-index="41" draw:name="Imagen 189" draw:style-name="gr1" draw:text-style-name="P1" svg:width="4.22mm" svg:height="2.9mm" svg:x="0.02mm" svg:y="23.83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09]+[.H10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5" calcext:value-type="float" table:number-columns-spanned="1" table:number-rows-spanned="2">
            <text:p>55</text:p>
          </table:table-cell>
          <table:table-cell table:style-name="ce12" table:formula="of:=IF([.N111]=[.N109];[.C109];[.B11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ngel-Kalid-prado-Lopez (Angel Kalid Prado Lopez) </text:p>
            <draw:frame draw:z-index="43" draw:name="Imagen 191" draw:style-name="gr1" draw:text-style-name="P1" svg:width="4.22mm" svg:height="2.9mm" svg:x="0.02mm" svg:y="24.2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11]+[.H11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6" calcext:value-type="float" table:number-columns-spanned="1" table:number-rows-spanned="2">
            <text:p>56</text:p>
          </table:table-cell>
          <table:table-cell table:style-name="ce12" table:formula="of:=IF([.N113]=[.N111];[.C111];[.B11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ngelae5b20 (Estefany MG) </text:p>
            <draw:frame draw:z-index="44" draw:name="Imagen 192" draw:style-name="gr1" draw:text-style-name="P1" svg:width="4.22mm" svg:height="2.9mm" svg:x="0.02mm" svg:y="24.6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13]+[.H11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57" calcext:value-type="float" table:number-columns-spanned="1" table:number-rows-spanned="2">
            <text:p>57</text:p>
          </table:table-cell>
          <table:table-cell table:style-name="ce12" table:formula="of:=IF([.N115]=[.N113];[.C113];[.B11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ntonioesteban2822004 </text:p>
            <draw:frame draw:z-index="46" draw:name="Imagen 194" draw:style-name="gr1" draw:text-style-name="P1" svg:width="4.22mm" svg:height="2.9mm" svg:x="0.02mm" svg:y="25.0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15]+[.H11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8" calcext:value-type="float" table:number-columns-spanned="1" table:number-rows-spanned="2">
            <text:p>58</text:p>
          </table:table-cell>
          <table:table-cell table:style-name="ce12" table:formula="of:=IF([.N117]=[.N115];[.C115];[.B11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rletmartinezrios </text:p>
            <draw:frame draw:z-index="47" draw:name="Imagen 195" draw:style-name="gr1" draw:text-style-name="P1" svg:width="4.22mm" svg:height="2.9mm" svg:x="0.02mm" svg:y="25.5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17]+[.H11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59" calcext:value-type="float" table:number-columns-spanned="1" table:number-rows-spanned="2">
            <text:p>59</text:p>
          </table:table-cell>
          <table:table-cell table:style-name="ce12" table:formula="of:=IF([.N119]=[.N117];[.C117];[.B11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rmando03cisneros (Carlos Armando Cisneros Gutiérrez ) </text:p>
            <draw:frame draw:z-index="48" draw:name="Imagen 196" draw:style-name="gr1" draw:text-style-name="P1" svg:width="4.22mm" svg:height="2.9mm" svg:x="0.02mm" svg:y="25.95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19]+[.H11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1" calcext:value-type="float">
            <text:p>-1</text:p>
          </table:covered-table-cell>
          <table:covered-table-cell table:number-columns-repeated="2" table:style-name="ce29"/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table-cell table:style-name="ce12" table:formula="of:=IF([.N121]=[.N119];[.C119];[.B12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xelCardel </text:p>
            <draw:frame draw:z-index="49" draw:name="Imagen 197" draw:style-name="gr1" draw:text-style-name="P1" svg:width="4.22mm" svg:height="2.9mm" svg:x="0.02mm" svg:y="26.3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21]+[.H12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table-cell table:style-name="ce12" table:formula="of:=IF([.N123]=[.N121];[.C121];[.B12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xelh04 </text:p>
            <draw:frame draw:z-index="50" draw:name="Imagen 198" draw:style-name="gr1" draw:text-style-name="P1" svg:width="4.22mm" svg:height="2.9mm" svg:x="0.02mm" svg:y="26.7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23]+[.H12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 office:value-type="float" office:value="-2" calcext:value-type="float">
            <text:p>-2</text:p>
          </table:covered-table-cell>
          <table:covered-table-cell table:style-name="ce37" office:value-type="string" office:string-value="0 (4)" calcext:value-type="string">
            <text:p><text:s/>0 (4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table-cell table:style-name="ce12" table:formula="of:=IF([.N125]=[.N123];[.C123];[.B12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AxelPerez </text:p>
            <draw:frame draw:z-index="51" draw:name="Imagen 199" draw:style-name="gr1" draw:text-style-name="P1" svg:width="4.22mm" svg:height="2.9mm" svg:x="0.02mm" svg:y="27.22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25]+[.H12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3" calcext:value-type="float" table:number-columns-spanned="1" table:number-rows-spanned="2">
            <text:p>63</text:p>
          </table:table-cell>
          <table:table-cell table:style-name="ce12" table:formula="of:=IF([.N127]=[.N125];[.C125];[.B12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12_1911 (Kevin Uziel (Estado de Mexico)) </text:p>
            <draw:frame draw:z-index="52" draw:name="Imagen 200" draw:style-name="gr1" draw:text-style-name="P1" svg:width="4.22mm" svg:height="2.9mm" svg:x="0.02mm" svg:y="27.6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27]+[.H12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4" calcext:value-type="float" table:number-columns-spanned="1" table:number-rows-spanned="2">
            <text:p>64</text:p>
          </table:table-cell>
          <table:table-cell table:style-name="ce12" table:formula="of:=IF([.N129]=[.N127];[.C127];[.B12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21_0305 (Erick) </text:p>
            <draw:frame draw:z-index="53" draw:name="Imagen 201" draw:style-name="gr1" draw:text-style-name="P1" svg:width="4.22mm" svg:height="2.9mm" svg:x="0.02mm" svg:y="28.05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29]+[.H12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65" calcext:value-type="float" table:number-columns-spanned="1" table:number-rows-spanned="2">
            <text:p>65</text:p>
          </table:table-cell>
          <table:table-cell table:style-name="ce12" table:formula="of:=IF([.N131]=[.N129];[.C129];[.B13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21_0376 (YOSEF) </text:p>
            <draw:frame draw:z-index="54" draw:name="Imagen 202" draw:style-name="gr1" draw:text-style-name="P1" svg:width="4.22mm" svg:height="2.9mm" svg:x="0.02mm" svg:y="28.4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31]+[.H13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 office:value-type="float" office:value="-3" calcext:value-type="float">
            <text:p>-3</text:p>
          </table:covered-table-cell>
          <table:covered-table-cell table:style-name="ce29"/>
          <table:covered-table-cell table:style-name="ce37" office:value-type="string" office:string-value="0 (3)" calcext:value-type="string">
            <text:p><text:s/>0 (3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6" calcext:value-type="float" table:number-columns-spanned="1" table:number-rows-spanned="2">
            <text:p>66</text:p>
          </table:table-cell>
          <table:table-cell table:style-name="ce12" table:formula="of:=IF([.N133]=[.N131];[.C131];[.B13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21_3284 (josafat) </text:p>
            <draw:frame draw:z-index="55" draw:name="Imagen 203" draw:style-name="gr1" draw:text-style-name="P1" svg:width="4.22mm" svg:height="2.9mm" svg:x="0.02mm" svg:y="28.9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33]+[.H13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7" calcext:value-type="float" table:number-columns-spanned="1" table:number-rows-spanned="2">
            <text:p>67</text:p>
          </table:table-cell>
          <table:table-cell table:style-name="ce12" table:formula="of:=IF([.N135]=[.N133];[.C133];[.B13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21_3393 </text:p>
            <draw:frame draw:z-index="56" draw:name="Imagen 204" draw:style-name="gr1" draw:text-style-name="P1" svg:width="4.22mm" svg:height="2.9mm" svg:x="0.02mm" svg:y="29.3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35]+[.H13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 office:value-type="float" office:value="-2" calcext:value-type="float">
            <text:p>-2</text:p>
          </table:covered-table-cell>
          <table:covered-table-cell table:style-name="ce29"/>
          <table:covered-table-cell table:style-name="ce37" office:value-type="string" office:string-value="0 (2)" calcext:value-type="string">
            <text:p><text:s/>0 (2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8" calcext:value-type="float" table:number-columns-spanned="1" table:number-rows-spanned="2">
            <text:p>68</text:p>
          </table:table-cell>
          <table:table-cell table:style-name="ce12" table:formula="of:=IF([.N137]=[.N135];[.C135];[.B13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21_3568 </text:p>
            <draw:frame draw:z-index="57" draw:name="Imagen 205" draw:style-name="gr1" draw:text-style-name="P1" svg:width="4.22mm" svg:height="2.9mm" svg:x="0.02mm" svg:y="29.74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37]+[.H13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69" calcext:value-type="float" table:number-columns-spanned="1" table:number-rows-spanned="2">
            <text:p>69</text:p>
          </table:table-cell>
          <table:table-cell table:style-name="ce12" table:formula="of:=IF([.N139]=[.N137];[.C137];[.B13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21_3640 (Bárbara Leslie Miguel Alva - EDOMEX) </text:p>
            <draw:frame draw:z-index="58" draw:name="Imagen 206" draw:style-name="gr1" draw:text-style-name="P1" svg:width="4.22mm" svg:height="2.9mm" svg:x="0.02mm" svg:y="30.16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39]+[.H13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0" calcext:value-type="float" table:number-columns-spanned="1" table:number-rows-spanned="2">
            <text:p>70</text:p>
          </table:table-cell>
          <table:table-cell table:style-name="ce12" table:formula="of:=IF([.N141]=[.N139];[.C139];[.B14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ad_Bunny (x.x) </text:p>
            <draw:frame draw:z-index="59" draw:name="Imagen 207" draw:style-name="gr1" draw:text-style-name="P1" svg:width="4.22mm" svg:height="2.9mm" svg:x="0.02mm" svg:y="30.6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41]+[.H14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1" calcext:value-type="float" table:number-columns-spanned="1" table:number-rows-spanned="2">
            <text:p>71</text:p>
          </table:table-cell>
          <table:table-cell table:style-name="ce12" table:formula="of:=IF([.N143]=[.N141];[.C141];[.B14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afa041001mmcrlna4 (Ana Luz Barrera Flores) </text:p>
            <draw:frame draw:z-index="60" draw:name="Imagen 208" draw:style-name="gr1" draw:text-style-name="P1" svg:width="4.22mm" svg:height="2.9mm" svg:x="0.02mm" svg:y="31.0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43]+[.H14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2" calcext:value-type="float" table:number-columns-spanned="1" table:number-rows-spanned="2">
            <text:p>72</text:p>
          </table:table-cell>
          <table:table-cell table:style-name="ce12" table:formula="of:=IF([.N145]=[.N143];[.C143];[.B14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erenicebarrerafragoso (Berenice Barrera Fragoso) </text:p>
            <draw:frame draw:z-index="61" draw:name="Imagen 209" draw:style-name="gr1" draw:text-style-name="P1" svg:width="4.22mm" svg:height="2.9mm" svg:x="0.02mm" svg:y="31.44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45]+[.H14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73" calcext:value-type="float" table:number-columns-spanned="1" table:number-rows-spanned="2">
            <text:p>73</text:p>
          </table:table-cell>
          <table:table-cell table:style-name="ce12" table:formula="of:=IF([.N147]=[.N145];[.C145];[.B14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Brendablas25 </text:p>
            <draw:frame draw:z-index="62" draw:name="Imagen 210" draw:style-name="gr1" draw:text-style-name="P1" svg:width="4.22mm" svg:height="2.9mm" svg:x="0.02mm" svg:y="31.8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47]+[.H14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4" calcext:value-type="float" table:number-columns-spanned="1" table:number-rows-spanned="2">
            <text:p>74</text:p>
          </table:table-cell>
          <table:table-cell table:style-name="ce12" table:formula="of:=IF([.N149]=[.N147];[.C147];[.B14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castrovanessa194 (Vanessa Castro Ibarra - EDOMEX) </text:p>
            <draw:frame draw:z-index="63" draw:name="Imagen 211" draw:style-name="gr1" draw:text-style-name="P1" svg:width="4.22mm" svg:height="2.9mm" svg:x="0.02mm" svg:y="32.3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49]+[.H14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5" calcext:value-type="float" table:number-columns-spanned="1" table:number-rows-spanned="2">
            <text:p>75</text:p>
          </table:table-cell>
          <table:table-cell table:style-name="ce12" table:formula="of:=IF([.N151]=[.N149];[.C149];[.B15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cesar (Cesar Cepeda) </text:p>
            <draw:frame draw:z-index="64" draw:name="Imagen 212" draw:style-name="gr1" draw:text-style-name="P1" svg:width="4.22mm" svg:height="2.9mm" svg:x="0.02mm" svg:y="32.72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51]+[.H15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6" calcext:value-type="float" table:number-columns-spanned="1" table:number-rows-spanned="2">
            <text:p>76</text:p>
          </table:table-cell>
          <table:table-cell table:style-name="ce12" table:formula="of:=IF([.N153]=[.N151];[.C151];[.B15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cesar.cevh (Enrique Hernandez) </text:p>
            <draw:frame draw:z-index="65" draw:name="Imagen 213" draw:style-name="gr1" draw:text-style-name="P1" svg:width="4.22mm" svg:height="2.9mm" svg:x="0.02mm" svg:y="33.1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53]+[.H15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7" calcext:value-type="float" table:number-columns-spanned="1" table:number-rows-spanned="2">
            <text:p>77</text:p>
          </table:table-cell>
          <table:table-cell table:style-name="ce12" table:formula="of:=IF([.N155]=[.N153];[.C153];[.B15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ChristopherRdz_EdoMex (Christopher Gael Contla Rodriguez_EdoMex) </text:p>
            <draw:frame draw:z-index="66" draw:name="Imagen 214" draw:style-name="gr1" draw:text-style-name="P1" svg:width="4.22mm" svg:height="2.9mm" svg:x="0.02mm" svg:y="33.55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55]+[.H15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8" calcext:value-type="float" table:number-columns-spanned="1" table:number-rows-spanned="2">
            <text:p>78</text:p>
          </table:table-cell>
          <table:table-cell table:style-name="ce12" table:formula="of:=IF([.N157]=[.N155];[.C155];[.B15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craftvicolingamer (꧁vιcтor мanυel 2꧂) </text:p>
            <draw:frame draw:z-index="67" draw:name="Imagen 215" draw:style-name="gr1" draw:text-style-name="P1" svg:width="4.22mm" svg:height="2.9mm" svg:x="0.02mm" svg:y="33.9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57]+[.H15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79" calcext:value-type="float" table:number-columns-spanned="1" table:number-rows-spanned="2">
            <text:p>79</text:p>
          </table:table-cell>
          <table:table-cell table:style-name="ce12" table:formula="of:=IF([.N159]=[.N157];[.C157];[.B15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critof0864 (Cristofher Alexis Rodríguez Blas EDOMEX ) </text:p>
            <draw:frame draw:z-index="68" draw:name="Imagen 216" draw:style-name="gr1" draw:text-style-name="P1" svg:width="4.22mm" svg:height="2.9mm" svg:x="0.02mm" svg:y="34.4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59]+[.H15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0" calcext:value-type="float" table:number-columns-spanned="1" table:number-rows-spanned="2">
            <text:p>80</text:p>
          </table:table-cell>
          <table:table-cell table:style-name="ce12" table:formula="of:=IF([.N161]=[.N159];[.C159];[.B16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cuba050629hmcrsda2 (ADRIAN ALBERTO CRUZ BASURTO) </text:p>
            <draw:frame draw:z-index="69" draw:name="Imagen 217" draw:style-name="gr1" draw:text-style-name="P1" svg:width="4.22mm" svg:height="2.9mm" svg:x="0.02mm" svg:y="34.82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61]+[.H16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81" calcext:value-type="float" table:number-columns-spanned="1" table:number-rows-spanned="2">
            <text:p>81</text:p>
          </table:table-cell>
          <table:table-cell table:style-name="ce12" table:formula="of:=IF([.N163]=[.N161];[.C161];[.B16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Daniel-Medina </text:p>
            <draw:frame draw:z-index="70" draw:name="Imagen 218" draw:style-name="gr1" draw:text-style-name="P1" svg:width="4.22mm" svg:height="2.9mm" svg:x="0.02mm" svg:y="35.24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63]+[.H16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table-cell table:style-name="ce12" table:formula="of:=IF([.N165]=[.N163];[.C163];[.B16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Daniel2004 </text:p>
            <draw:frame draw:z-index="71" draw:name="Imagen 219" draw:style-name="gr1" draw:text-style-name="P1" svg:width="4.22mm" svg:height="2.9mm" svg:x="0.02mm" svg:y="35.6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65]+[.H16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/>
          <table:covered-table-cell table:style-name="ce29" office:value-type="float" office:value="-1" calcext:value-type="float">
            <text:p>-1</text:p>
          </table:covered-table-cell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3" calcext:value-type="float" table:number-columns-spanned="1" table:number-rows-spanned="2">
            <text:p>83</text:p>
          </table:table-cell>
          <table:table-cell table:style-name="ce12" table:formula="of:=IF([.N167]=[.N165];[.C165];[.B16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DanielaChavezJimenez </text:p>
            <draw:frame draw:z-index="72" draw:name="Imagen 220" draw:style-name="gr1" draw:text-style-name="P1" svg:width="4.22mm" svg:height="2.9mm" svg:x="0.02mm" svg:y="36.1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67]+[.H16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4" calcext:value-type="float" table:number-columns-spanned="1" table:number-rows-spanned="2">
            <text:p>84</text:p>
          </table:table-cell>
          <table:table-cell table:style-name="ce12" table:formula="of:=IF([.N169]=[.N167];[.C167];[.B16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diana18 (Diana Bernal Mendoza EDOMEX) </text:p>
            <draw:frame draw:z-index="73" draw:name="Imagen 221" draw:style-name="gr1" draw:text-style-name="P1" svg:width="4.22mm" svg:height="2.9mm" svg:x="0.02mm" svg:y="36.5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69]+[.H16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5" calcext:value-type="float" table:number-columns-spanned="1" table:number-rows-spanned="2">
            <text:p>85</text:p>
          </table:table-cell>
          <table:table-cell table:style-name="ce12" table:formula="of:=IF([.N171]=[.N169];[.C169];[.B17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dulce56ag (DULCE AGAPITO HERMENEGILDO) </text:p>
            <draw:frame draw:z-index="74" draw:name="Imagen 222" draw:style-name="gr1" draw:text-style-name="P1" svg:width="4.22mm" svg:height="2.9mm" svg:x="0.02mm" svg:y="36.94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71]+[.H17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1" calcext:value-type="float">
            <text:p>-1</text:p>
          </table:covered-table-cell>
          <table:covered-table-cell table:number-columns-repeated="2" table:style-name="ce29"/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6" calcext:value-type="float" table:number-columns-spanned="1" table:number-rows-spanned="2">
            <text:p>86</text:p>
          </table:table-cell>
          <table:table-cell table:style-name="ce12" table:formula="of:=IF([.N173]=[.N171];[.C171];[.B17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eder005nolasco (eder nolasco) </text:p>
            <draw:frame draw:z-index="75" draw:name="Imagen 223" draw:style-name="gr1" draw:text-style-name="P1" svg:width="4.22mm" svg:height="2.9mm" svg:x="0.02mm" svg:y="37.3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73]+[.H17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7" calcext:value-type="float" table:number-columns-spanned="1" table:number-rows-spanned="2">
            <text:p>87</text:p>
          </table:table-cell>
          <table:table-cell table:style-name="ce12" table:formula="of:=IF([.N175]=[.N173];[.C173];[.B17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ELKOKUNZUPER (Omar Mayid Ortiz Hassan-EDOMEX) </text:p>
            <draw:frame draw:z-index="76" draw:name="Imagen 224" draw:style-name="gr1" draw:text-style-name="P1" svg:width="4.22mm" svg:height="2.9mm" svg:x="0.02mm" svg:y="37.8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75]+[.H17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88" calcext:value-type="float" table:number-columns-spanned="1" table:number-rows-spanned="2">
            <text:p>88</text:p>
          </table:table-cell>
          <table:table-cell table:style-name="ce12" table:formula="of:=IF([.N177]=[.N175];[.C175];[.B17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Emm_osorio (Martin Emmanuel Osorio Moreno-EDOMEX) </text:p>
            <draw:frame draw:z-index="77" draw:name="Imagen 225" draw:style-name="gr1" draw:text-style-name="P1" svg:width="4.22mm" svg:height="2.9mm" svg:x="0.02mm" svg:y="38.2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77]+[.H17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89" calcext:value-type="float" table:number-columns-spanned="1" table:number-rows-spanned="2">
            <text:p>89</text:p>
          </table:table-cell>
          <table:table-cell table:style-name="ce12" table:formula="of:=IF([.N179]=[.N177];[.C177];[.B17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eohf040526hmcsrla3 (FELIPE ESCOBAR HERNANDEZ) </text:p>
            <draw:frame draw:z-index="78" draw:name="Imagen 226" draw:style-name="gr1" draw:text-style-name="P1" svg:width="4.22mm" svg:height="2.9mm" svg:x="0.02mm" svg:y="38.6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79]+[.H17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0" calcext:value-type="float" table:number-columns-spanned="1" table:number-rows-spanned="2">
            <text:p>90</text:p>
          </table:table-cell>
          <table:table-cell table:style-name="ce12" table:formula="of:=IF([.N181]=[.N179];[.C179];[.B18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eorm040321hmcsdga4 (MIGUEL ANGEL ESCOBAR RODRIGUEZ) </text:p>
            <draw:frame draw:z-index="79" draw:name="Imagen 227" draw:style-name="gr1" draw:text-style-name="P1" svg:width="4.22mm" svg:height="2.9mm" svg:x="0.02mm" svg:y="39.0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81]+[.H18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1" calcext:value-type="float" table:number-columns-spanned="1" table:number-rows-spanned="2">
            <text:p>91</text:p>
          </table:table-cell>
          <table:table-cell table:style-name="ce12" table:formula="of:=IF([.N183]=[.N181];[.C181];[.B18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esquivelarmando860 (Armando Esquivel) </text:p>
            <draw:frame draw:z-index="80" draw:name="Imagen 228" draw:style-name="gr1" draw:text-style-name="P1" svg:width="4.22mm" svg:height="2.9mm" svg:x="0.02mm" svg:y="39.4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83]+[.H18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2" calcext:value-type="float" table:number-columns-spanned="1" table:number-rows-spanned="2">
            <text:p>92</text:p>
          </table:table-cell>
          <table:table-cell table:style-name="ce12" table:formula="of:=IF([.N185]=[.N183];[.C183];[.B18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ezarate1001 (Emilio Alexander Zárate Teodoro - EDOMEX) </text:p>
            <draw:frame draw:z-index="81" draw:name="Imagen 229" draw:style-name="gr1" draw:text-style-name="P1" svg:width="4.22mm" svg:height="2.9mm" svg:x="0.02mm" svg:y="39.9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85]+[.H18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9" calcext:value-type="float">
            <text:p>-9</text:p>
          </table:covered-table-cell>
          <table:covered-table-cell table:style-name="ce29" office:value-type="float" office:value="-3" calcext:value-type="float">
            <text:p>-3</text:p>
          </table:covered-table-cell>
          <table:covered-table-cell table:style-name="ce29" office:value-type="float" office:value="-1" calcext:value-type="float">
            <text:p>-1</text:p>
          </table:covered-table-cell>
          <table:covered-table-cell table:style-name="ce37" office:value-type="string" office:string-value="0 (13)" calcext:value-type="string">
            <text:p><text:s/>0 (13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3" calcext:value-type="float" table:number-columns-spanned="1" table:number-rows-spanned="2">
            <text:p>93</text:p>
          </table:table-cell>
          <table:table-cell table:style-name="ce12" table:formula="of:=IF([.N187]=[.N185];[.C185];[.B18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floressusan712 (Susan Flores) </text:p>
            <draw:frame draw:z-index="82" draw:name="Imagen 230" draw:style-name="gr1" draw:text-style-name="P1" svg:width="4.22mm" svg:height="2.9mm" svg:x="0.02mm" svg:y="40.32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87]+[.H18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4" calcext:value-type="float" table:number-columns-spanned="1" table:number-rows-spanned="2">
            <text:p>94</text:p>
          </table:table-cell>
          <table:table-cell table:style-name="ce12" table:formula="of:=IF([.N189]=[.N187];[.C187];[.B18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fooy041210mmclrra1 (YARITZA ALEJANDRA FLORENTINO OROZCO - EDOMEX) </text:p>
            <draw:frame draw:z-index="83" draw:name="Imagen 231" draw:style-name="gr1" draw:text-style-name="P1" svg:width="4.22mm" svg:height="2.9mm" svg:x="0.02mm" svg:y="40.77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89]+[.H18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1" calcext:value-type="float">
            <text:p>-1</text:p>
          </table:covered-table-cell>
          <table:covered-table-cell table:number-columns-repeated="2" table:style-name="ce29"/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5" calcext:value-type="float" table:number-columns-spanned="1" table:number-rows-spanned="2">
            <text:p>95</text:p>
          </table:table-cell>
          <table:table-cell table:style-name="ce12" table:formula="of:=IF([.N191]=[.N189];[.C189];[.B19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fuca040422hmcnhla9 (ALEJANDRO FUENTES CHI) </text:p>
            <draw:frame draw:z-index="84" draw:name="Imagen 232" draw:style-name="gr1" draw:text-style-name="P1" svg:width="4.22mm" svg:height="2.9mm" svg:x="0.02mm" svg:y="41.1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91]+[.H19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6" calcext:value-type="float" table:number-columns-spanned="1" table:number-rows-spanned="2">
            <text:p>96</text:p>
          </table:table-cell>
          <table:table-cell table:style-name="ce12" table:formula="of:=IF([.N193]=[.N191];[.C191];[.B19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fuentesnavarroerick (Erick Fuentes Navarro) </text:p>
            <draw:frame draw:z-index="85" draw:name="Imagen 233" draw:style-name="gr1" draw:text-style-name="P1" svg:width="4.22mm" svg:height="2.9mm" svg:x="0.02mm" svg:y="41.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93]+[.H19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97" calcext:value-type="float" table:number-columns-spanned="1" table:number-rows-spanned="2">
            <text:p>97</text:p>
          </table:table-cell>
          <table:table-cell table:style-name="ce12" table:formula="of:=IF([.N195]=[.N193];[.C193];[.B19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galvanatziri1 (Atziri Galvan) </text:p>
            <draw:frame draw:z-index="88" draw:name="Imagen 236" draw:style-name="gr1" draw:text-style-name="P1" svg:width="4.22mm" svg:height="2.9mm" svg:x="0.02mm" svg:y="42.02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95]+[.H19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8" calcext:value-type="float" table:number-columns-spanned="1" table:number-rows-spanned="2">
            <text:p>98</text:p>
          </table:table-cell>
          <table:table-cell table:style-name="ce12" table:formula="of:=IF([.N197]=[.N195];[.C195];[.B19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gamk050317mdfrrra6 (KAROL SHADED GARCIA MARTINEZ) </text:p>
            <draw:frame draw:z-index="89" draw:name="Imagen 237" draw:style-name="gr1" draw:text-style-name="P1" svg:width="4.22mm" svg:height="2.9mm" svg:x="0.02mm" svg:y="42.4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97]+[.H19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99" calcext:value-type="float" table:number-columns-spanned="1" table:number-rows-spanned="2">
            <text:p>99</text:p>
          </table:table-cell>
          <table:table-cell table:style-name="ce12" table:formula="of:=IF([.N199]=[.N197];[.C197];[.B19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gonza27gece (Gonzalo Emmanuel Contreras Espinoza-EDOMEX) </text:p>
            <draw:frame draw:z-index="90" draw:name="Imagen 238" draw:style-name="gr1" draw:text-style-name="P1" svg:width="4.22mm" svg:height="2.9mm" svg:x="0.02mm" svg:y="42.88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199]+[.H19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0" calcext:value-type="float" table:number-columns-spanned="1" table:number-rows-spanned="2">
            <text:p>100</text:p>
          </table:table-cell>
          <table:table-cell table:style-name="ce12" table:formula="of:=IF([.N201]=[.N199];[.C199];[.B20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hegm0406116mdfrrra5 (MARY CARMEN HERNANDEZ GREGORIO) </text:p>
            <draw:frame draw:z-index="91" draw:name="Imagen 239" draw:style-name="gr1" draw:text-style-name="P1" svg:width="4.22mm" svg:height="2.9mm" svg:x="0.02mm" svg:y="43.2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01]+[.H20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1" calcext:value-type="float" table:number-columns-spanned="1" table:number-rows-spanned="2">
            <text:p>101</text:p>
          </table:table-cell>
          <table:table-cell table:style-name="ce12" table:formula="of:=IF([.N203]=[.N201];[.C201];[.B20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henj041221mmcrvra4 (JARETHZENDY HERNANDEZ NAVA) </text:p>
            <draw:frame draw:z-index="92" draw:name="Imagen 240" draw:style-name="gr1" draw:text-style-name="P1" svg:width="4.22mm" svg:height="2.9mm" svg:x="0.02mm" svg:y="43.7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03]+[.H20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1" calcext:value-type="float">
            <text:p>-1</text:p>
          </table:covered-table-cell>
          <table:covered-table-cell table:number-columns-repeated="2" table:style-name="ce29"/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2" calcext:value-type="float" table:number-columns-spanned="1" table:number-rows-spanned="2">
            <text:p>102</text:p>
          </table:table-cell>
          <table:table-cell table:style-name="ce12" table:formula="of:=IF([.N205]=[.N203];[.C203];[.B20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hf93278 (Hector Fernandez) </text:p>
            <draw:frame draw:z-index="93" draw:name="Imagen 241" draw:style-name="gr1" draw:text-style-name="P1" svg:width="4.22mm" svg:height="2.9mm" svg:x="0.02mm" svg:y="44.1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05]+[.H20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3" calcext:value-type="float" table:number-columns-spanned="1" table:number-rows-spanned="2">
            <text:p>103</text:p>
          </table:table-cell>
          <table:table-cell table:style-name="ce12" table:formula="of:=IF([.N207]=[.N205];[.C205];[.B20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Ian_Kaled </text:p>
            <draw:frame draw:z-index="94" draw:name="Imagen 242" draw:style-name="gr1" draw:text-style-name="P1" svg:width="4.22mm" svg:height="2.9mm" svg:x="0.02mm" svg:y="44.5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07]+[.H20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4" calcext:value-type="float" table:number-columns-spanned="1" table:number-rows-spanned="2">
            <text:p>104</text:p>
          </table:table-cell>
          <table:table-cell table:style-name="ce12" table:formula="of:=IF([.N209]=[.N207];[.C207];[.B20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jhonhern0298 (Lopez Garcia Jhonatan) </text:p>
            <draw:frame draw:z-index="95" draw:name="Imagen 243" draw:style-name="gr1" draw:text-style-name="P1" svg:width="4.22mm" svg:height="2.9mm" svg:x="0.02mm" svg:y="44.9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09]+[.H20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105" calcext:value-type="float" table:number-columns-spanned="1" table:number-rows-spanned="2">
            <text:p>105</text:p>
          </table:table-cell>
          <table:table-cell table:style-name="ce12" table:formula="of:=IF([.N211]=[.N209];[.C209];[.B21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Johana_Diaz_Mendoza_edomex (Johana Diaz Mendoza) </text:p>
            <draw:frame draw:z-index="97" draw:name="Imagen 245" draw:style-name="gr1" draw:text-style-name="P1" svg:width="4.22mm" svg:height="2.9mm" svg:x="0.02mm" svg:y="45.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11]+[.H21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6" calcext:value-type="float" table:number-columns-spanned="1" table:number-rows-spanned="2">
            <text:p>106</text:p>
          </table:table-cell>
          <table:table-cell table:style-name="ce12" table:formula="of:=IF([.N213]=[.N211];[.C211];[.B21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Jorgeandres17 </text:p>
            <draw:frame draw:z-index="98" draw:name="Imagen 246" draw:style-name="gr1" draw:text-style-name="P1" svg:width="4.22mm" svg:height="2.9mm" svg:x="0.02mm" svg:y="45.8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13]+[.H21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/>
          <table:covered-table-cell table:style-name="ce29" office:value-type="float" office:value="-2" calcext:value-type="float">
            <text:p>-2</text:p>
          </table:covered-table-cell>
          <table:covered-table-cell table:style-name="ce37" office:value-type="string" office:string-value="0 (2)" calcext:value-type="string">
            <text:p><text:s/>0 (2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7" calcext:value-type="float" table:number-columns-spanned="1" table:number-rows-spanned="2">
            <text:p>107</text:p>
          </table:table-cell>
          <table:table-cell table:style-name="ce12" table:formula="of:=IF([.N215]=[.N213];[.C213];[.B21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JoseEnrique16 </text:p>
            <draw:frame draw:z-index="99" draw:name="Imagen 247" draw:style-name="gr1" draw:text-style-name="P1" svg:width="4.22mm" svg:height="2.9mm" svg:x="0.02mm" svg:y="46.27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15]+[.H21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8" calcext:value-type="float" table:number-columns-spanned="1" table:number-rows-spanned="2">
            <text:p>108</text:p>
          </table:table-cell>
          <table:table-cell table:style-name="ce12" table:formula="of:=IF([.N217]=[.N215];[.C215];[.B21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JosELuisMartInezOrtIz_EDOMEX32709. (Jose Luis) </text:p>
            <draw:frame draw:z-index="100" draw:name="Imagen 248" draw:style-name="gr1" draw:text-style-name="P1" svg:width="4.22mm" svg:height="2.9mm" svg:x="0.02mm" svg:y="46.68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17]+[.H21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09" calcext:value-type="float" table:number-columns-spanned="1" table:number-rows-spanned="2">
            <text:p>109</text:p>
          </table:table-cell>
          <table:table-cell table:style-name="ce12" table:formula="of:=IF([.N219]=[.N217];[.C217];[.B21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Keyrah_Vazquez26 (KEYRAH JOSCELYN VAZQUEZ RODRIGUEZ EDOMEX ) </text:p>
            <draw:frame draw:z-index="101" draw:name="Imagen 249" draw:style-name="gr1" draw:text-style-name="P1" svg:width="4.22mm" svg:height="2.9mm" svg:x="0.02mm" svg:y="47.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19]+[.H21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0" calcext:value-type="float" table:number-columns-spanned="1" table:number-rows-spanned="2">
            <text:p>110</text:p>
          </table:table-cell>
          <table:table-cell table:style-name="ce12" table:formula="of:=IF([.N221]=[.N219];[.C219];[.B22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-01 </text:p>
            <draw:frame draw:z-index="102" draw:name="Imagen 250" draw:style-name="gr1" draw:text-style-name="P1" svg:width="4.22mm" svg:height="2.9mm" svg:x="0.02mm" svg:y="47.5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21]+[.H22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1" calcext:value-type="float" table:number-columns-spanned="1" table:number-rows-spanned="2">
            <text:p>111</text:p>
          </table:table-cell>
          <table:table-cell table:style-name="ce12" table:formula="of:=IF([.N223]=[.N221];[.C221];[.B22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c410405 (LORENZO ANTONIO) </text:p>
            <draw:frame draw:z-index="103" draw:name="Imagen 251" draw:style-name="gr1" draw:text-style-name="P1" svg:width="4.22mm" svg:height="2.9mm" svg:x="0.02mm" svg:y="47.9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23]+[.H22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2" calcext:value-type="float" table:number-columns-spanned="1" table:number-rows-spanned="2">
            <text:p>112</text:p>
          </table:table-cell>
          <table:table-cell table:style-name="ce12" table:formula="of:=IF([.N225]=[.N223];[.C223];[.B22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eonardo López Zamora (LEONARDO LOPEZ ZAMORA) </text:p>
            <draw:frame draw:z-index="104" draw:name="Imagen 252" draw:style-name="gr1" draw:text-style-name="P1" svg:width="4.22mm" svg:height="2.9mm" svg:x="0.02mm" svg:y="48.37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25]+[.H22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3" calcext:value-type="float">
            <text:p>-3</text:p>
          </table:covered-table-cell>
          <table:covered-table-cell table:style-name="ce29"/>
          <table:covered-table-cell table:style-name="ce29" office:value-type="float" office:value="-5" calcext:value-type="float">
            <text:p>-5</text:p>
          </table:covered-table-cell>
          <table:covered-table-cell table:style-name="ce37" office:value-type="string" office:string-value="0 (8)" calcext:value-type="string">
            <text:p><text:s/>0 (8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113" calcext:value-type="float" table:number-columns-spanned="1" table:number-rows-spanned="2">
            <text:p>113</text:p>
          </table:table-cell>
          <table:table-cell table:style-name="ce12" table:formula="of:=IF([.N227]=[.N225];[.C225];[.B22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eonelcarrasco47 (calacon 767) </text:p>
            <draw:frame draw:z-index="105" draw:name="Imagen 253" draw:style-name="gr1" draw:text-style-name="P1" svg:width="4.22mm" svg:height="2.9mm" svg:x="0.02mm" svg:y="48.7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27]+[.H22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4" calcext:value-type="float" table:number-columns-spanned="1" table:number-rows-spanned="2">
            <text:p>114</text:p>
          </table:table-cell>
          <table:table-cell table:style-name="ce12" table:formula="of:=IF([.N229]=[.N227];[.C227];[.B22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eticiaSantiagoCastillo-EDOMEX </text:p>
            <draw:frame draw:z-index="106" draw:name="Imagen 254" draw:style-name="gr1" draw:text-style-name="P1" svg:width="4.22mm" svg:height="2.9mm" svg:x="0.02mm" svg:y="49.23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29]+[.H22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5" calcext:value-type="float" table:number-columns-spanned="1" table:number-rows-spanned="2">
            <text:p>115</text:p>
          </table:table-cell>
          <table:table-cell table:style-name="ce12" table:formula="of:=IF([.N231]=[.N229];[.C229];[.B23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ili.081205 (Lili Ana) </text:p>
            <draw:frame draw:z-index="107" draw:name="Imagen 255" draw:style-name="gr1" draw:text-style-name="P1" svg:width="4.22mm" svg:height="2.9mm" svg:x="0.02mm" svg:y="49.6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31]+[.H23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6" calcext:value-type="float" table:number-columns-spanned="1" table:number-rows-spanned="2">
            <text:p>116</text:p>
          </table:table-cell>
          <table:table-cell table:style-name="ce12" table:formula="of:=IF([.N233]=[.N231];[.C231];[.B23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oliva954 (Lucia Oliva Garcia Gonzalez) </text:p>
            <draw:frame draw:z-index="108" draw:name="Imagen 256" draw:style-name="gr1" draw:text-style-name="P1" svg:width="4.22mm" svg:height="2.9mm" svg:x="0.02mm" svg:y="50.0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33]+[.H23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7" calcext:value-type="float" table:number-columns-spanned="1" table:number-rows-spanned="2">
            <text:p>117</text:p>
          </table:table-cell>
          <table:table-cell table:style-name="ce12" table:formula="of:=IF([.N235]=[.N233];[.C233];[.B23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olj040520hmczpha2 (JOHAN FERNANDO LOZANO LOPEZ) </text:p>
            <draw:frame draw:z-index="109" draw:name="Imagen 257" draw:style-name="gr1" draw:text-style-name="P1" svg:width="4.22mm" svg:height="2.9mm" svg:x="0.02mm" svg:y="50.4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35]+[.H23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8" calcext:value-type="float" table:number-columns-spanned="1" table:number-rows-spanned="2">
            <text:p>118</text:p>
          </table:table-cell>
          <table:table-cell table:style-name="ce12" table:formula="of:=IF([.N237]=[.N235];[.C235];[.B23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ucianoarturogarcia80 (luciano Garcia) </text:p>
            <draw:frame draw:z-index="110" draw:name="Imagen 258" draw:style-name="gr1" draw:text-style-name="P1" svg:width="4.22mm" svg:height="2.9mm" svg:x="0.02mm" svg:y="50.9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37]+[.H23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19" calcext:value-type="float" table:number-columns-spanned="1" table:number-rows-spanned="2">
            <text:p>119</text:p>
          </table:table-cell>
          <table:table-cell table:style-name="ce12" table:formula="of:=IF([.N239]=[.N237];[.C237];[.B23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ucr041004hmcghca7 (RICARDO LUGO CHAVIRA) </text:p>
            <draw:frame draw:z-index="111" draw:name="Imagen 259" draw:style-name="gr1" draw:text-style-name="P1" svg:width="4.22mm" svg:height="2.9mm" svg:x="0.02mm" svg:y="51.3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39]+[.H23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0" calcext:value-type="float" table:number-columns-spanned="1" table:number-rows-spanned="2">
            <text:p>120</text:p>
          </table:table-cell>
          <table:table-cell table:style-name="ce12" table:formula="of:=IF([.N241]=[.N239];[.C239];[.B24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Luzmaalmazan435 (Luz Maria Almazan Mendoza) </text:p>
            <draw:frame draw:z-index="113" draw:name="Imagen 261" draw:style-name="gr1" draw:text-style-name="P1" svg:width="4.22mm" svg:height="2.9mm" svg:x="0.02mm" svg:y="51.76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41]+[.H24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/>
          <table:covered-table-cell table:style-name="ce29" office:value-type="float" office:value="-1" calcext:value-type="float">
            <text:p>-1</text:p>
          </table:covered-table-cell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121" calcext:value-type="float" table:number-columns-spanned="1" table:number-rows-spanned="2">
            <text:p>121</text:p>
          </table:table-cell>
          <table:table-cell table:style-name="ce12" table:formula="of:=IF([.N243]=[.N241];[.C241];[.B24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mariafernandars (maria fernanda reyes salinas - estado de mexico) </text:p>
            <draw:frame draw:z-index="114" draw:name="Imagen 262" draw:style-name="gr1" draw:text-style-name="P1" svg:width="4.22mm" svg:height="2.9mm" svg:x="0.02mm" svg:y="52.18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43]+[.H24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 office:value-type="float" office:value="-3" calcext:value-type="float">
            <text:p>-3</text:p>
          </table:covered-table-cell>
          <table:covered-table-cell table:style-name="ce29"/>
          <table:covered-table-cell table:style-name="ce37" office:value-type="string" office:string-value="0 (3)" calcext:value-type="string">
            <text:p><text:s/>0 (3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2" calcext:value-type="float" table:number-columns-spanned="1" table:number-rows-spanned="2">
            <text:p>122</text:p>
          </table:table-cell>
          <table:table-cell table:style-name="ce12" table:formula="of:=IF([.N245]=[.N243];[.C243];[.B24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MarianReyes (MARIANA MONSERRAT MORALES REYES) </text:p>
            <draw:frame draw:z-index="115" draw:name="Imagen 263" draw:style-name="gr1" draw:text-style-name="P1" svg:width="4.22mm" svg:height="2.9mm" svg:x="0.02mm" svg:y="52.6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45]+[.H24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3" calcext:value-type="float" table:number-columns-spanned="1" table:number-rows-spanned="2">
            <text:p>123</text:p>
          </table:table-cell>
          <table:table-cell table:style-name="ce12" table:formula="of:=IF([.N247]=[.N245];[.C245];[.B24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martin.ibarra.romero </text:p>
            <draw:frame draw:z-index="116" draw:name="Imagen 264" draw:style-name="gr1" draw:text-style-name="P1" svg:width="4.22mm" svg:height="2.9mm" svg:x="0.02mm" svg:y="53.0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47]+[.H24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4" calcext:value-type="float" table:number-columns-spanned="1" table:number-rows-spanned="2">
            <text:p>124</text:p>
          </table:table-cell>
          <table:table-cell table:style-name="ce12" table:formula="of:=IF([.N249]=[.N247];[.C247];[.B24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mera040406mmcnzna8 (ANDREA DESIRE MÉNDEZ RUIZ) </text:p>
            <draw:frame draw:z-index="117" draw:name="Imagen 265" draw:style-name="gr1" draw:text-style-name="P1" svg:width="4.22mm" svg:height="2.9mm" svg:x="0.02mm" svg:y="53.4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49]+[.H24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5" calcext:value-type="float" table:number-columns-spanned="1" table:number-rows-spanned="2">
            <text:p>125</text:p>
          </table:table-cell>
          <table:table-cell table:style-name="ce12" table:formula="of:=IF([.N251]=[.N249];[.C249];[.B25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Miguel_Hernandez_12_EDOMEX (Miguel Angel Hernández Herrera EDOMEX) </text:p>
            <draw:frame draw:z-index="118" draw:name="Imagen 266" draw:style-name="gr1" draw:text-style-name="P1" svg:width="4.22mm" svg:height="2.9mm" svg:x="0.02mm" svg:y="53.87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51]+[.H25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6" calcext:value-type="float" table:number-columns-spanned="1" table:number-rows-spanned="2">
            <text:p>126</text:p>
          </table:table-cell>
          <table:table-cell table:style-name="ce12" table:formula="of:=IF([.N253]=[.N251];[.C251];[.B25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mirandacardosom440 (mariam miranda cardoso) </text:p>
            <draw:frame draw:z-index="119" draw:name="Imagen 267" draw:style-name="gr1" draw:text-style-name="P1" svg:width="4.22mm" svg:height="2.9mm" svg:x="0.02mm" svg:y="54.3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53]+[.H25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7" calcext:value-type="float" table:number-columns-spanned="1" table:number-rows-spanned="2">
            <text:p>127</text:p>
          </table:table-cell>
          <table:table-cell table:style-name="ce12" table:formula="of:=IF([.N255]=[.N253];[.C253];[.B25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mola051026mdfnpma0 (AMERICA NALLELY MONTERDE LOPEZ) </text:p>
            <draw:frame draw:z-index="120" draw:name="Imagen 268" draw:style-name="gr1" draw:text-style-name="P1" svg:width="4.22mm" svg:height="2.9mm" svg:x="0.02mm" svg:y="54.7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55]+[.H25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28" calcext:value-type="float" table:number-columns-spanned="1" table:number-rows-spanned="2">
            <text:p>128</text:p>
          </table:table-cell>
          <table:table-cell table:style-name="ce12" table:formula="of:=IF([.N257]=[.N255];[.C255];[.B25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ocampopcarolina71 (Carolina Ocampo Pascual) </text:p>
            <draw:frame draw:z-index="121" draw:name="Imagen 269" draw:style-name="gr1" draw:text-style-name="P1" svg:width="4.22mm" svg:height="2.9mm" svg:x="0.02mm" svg:y="55.14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57]+[.H25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129" calcext:value-type="float" table:number-columns-spanned="1" table:number-rows-spanned="2">
            <text:p>129</text:p>
          </table:table-cell>
          <table:table-cell table:style-name="ce12" table:formula="of:=IF([.N259]=[.N257];[.C257];[.B25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omi_2019_aghl4546 </text:p>
            <draw:frame draw:z-index="122" draw:name="Imagen 270" draw:style-name="gr1" draw:text-style-name="P1" svg:width="4.22mm" svg:height="2.9mm" svg:x="0.02mm" svg:y="55.5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59]+[.H25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0" calcext:value-type="float" table:number-columns-spanned="1" table:number-rows-spanned="2">
            <text:p>130</text:p>
          </table:table-cell>
          <table:table-cell table:style-name="ce12" table:formula="of:=IF([.N261]=[.N259];[.C259];[.B26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omi_2019_karim.kime.10 </text:p>
            <draw:frame draw:z-index="123" draw:name="Imagen 271" draw:style-name="gr1" draw:text-style-name="P1" svg:width="4.22mm" svg:height="2.9mm" svg:x="0.02mm" svg:y="56.0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61]+[.H26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1" calcext:value-type="float" table:number-columns-spanned="1" table:number-rows-spanned="2">
            <text:p>131</text:p>
          </table:table-cell>
          <table:table-cell table:style-name="ce12" table:formula="of:=IF([.N263]=[.N261];[.C261];[.B26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omi_2019_panditaramales2004 </text:p>
            <draw:frame draw:z-index="124" draw:name="Imagen 272" draw:style-name="gr1" draw:text-style-name="P1" svg:width="4.22mm" svg:height="2.9mm" svg:x="0.02mm" svg:y="56.4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63]+[.H26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2" calcext:value-type="float" table:number-columns-spanned="1" table:number-rows-spanned="2">
            <text:p>132</text:p>
          </table:table-cell>
          <table:table-cell table:style-name="ce12" table:formula="of:=IF([.N265]=[.N263];[.C263];[.B26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pardoxehh (Xally Estrella Hernández Hernández - EDOMEX) </text:p>
            <draw:frame draw:z-index="125" draw:name="Imagen 273" draw:style-name="gr1" draw:text-style-name="P1" svg:width="4.22mm" svg:height="2.9mm" svg:x="0.02mm" svg:y="56.84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65]+[.H26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14" calcext:value-type="float">
            <text:p>-14</text:p>
          </table:covered-table-cell>
          <table:covered-table-cell table:style-name="ce29" office:value-type="float" office:value="-10" calcext:value-type="float">
            <text:p>-10</text:p>
          </table:covered-table-cell>
          <table:covered-table-cell table:style-name="ce29" office:value-type="float" office:value="-8" calcext:value-type="float">
            <text:p>-8</text:p>
          </table:covered-table-cell>
          <table:covered-table-cell table:style-name="ce37" office:value-type="string" office:string-value="0 (32)" calcext:value-type="string">
            <text:p><text:s/>0 (32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3" calcext:value-type="float" table:number-columns-spanned="1" table:number-rows-spanned="2">
            <text:p>133</text:p>
          </table:table-cell>
          <table:table-cell table:style-name="ce12" table:formula="of:=IF([.N267]=[.N265];[.C265];[.B26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pefm040405mmcxlna8 (MONICA MONTSERRAT PE�A FLORES) </text:p>
            <draw:frame draw:z-index="126" draw:name="Imagen 274" draw:style-name="gr1" draw:text-style-name="P1" svg:width="4.22mm" svg:height="2.9mm" svg:x="0.02mm" svg:y="57.26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67]+[.H26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4" calcext:value-type="float" table:number-columns-spanned="1" table:number-rows-spanned="2">
            <text:p>134</text:p>
          </table:table-cell>
          <table:table-cell table:style-name="ce12" table:formula="of:=IF([.N269]=[.N267];[.C267];[.B26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perlaortega416 (Perla Estefania Ortega Moreno - CDMX) </text:p>
            <draw:frame draw:z-index="127" draw:name="Imagen 275" draw:style-name="gr1" draw:text-style-name="P1" svg:width="4.22mm" svg:height="2.9mm" svg:x="0.02mm" svg:y="57.7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69]+[.H26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5" calcext:value-type="float" table:number-columns-spanned="1" table:number-rows-spanned="2">
            <text:p>135</text:p>
          </table:table-cell>
          <table:table-cell table:style-name="ce12" table:formula="of:=IF([.N271]=[.N269];[.C269];[.B27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ramosverayared (HANNA YARED RAMOS VERA- EDOMEX) </text:p>
            <draw:frame draw:z-index="128" draw:name="Imagen 276" draw:style-name="gr1" draw:text-style-name="P1" svg:width="4.22mm" svg:height="2.9mm" svg:x="0.02mm" svg:y="58.1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71]+[.H27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6" calcext:value-type="float" table:number-columns-spanned="1" table:number-rows-spanned="2">
            <text:p>136</text:p>
          </table:table-cell>
          <table:table-cell table:style-name="ce12" table:formula="of:=IF([.N273]=[.N271];[.C271];[.B27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rech221 </text:p>
            <draw:frame draw:z-index="129" draw:name="Imagen 277" draw:style-name="gr1" draw:text-style-name="P1" svg:width="4.22mm" svg:height="2.9mm" svg:x="0.02mm" svg:y="58.5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73]+[.H27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137" calcext:value-type="float" table:number-columns-spanned="1" table:number-rows-spanned="2">
            <text:p>137</text:p>
          </table:table-cell>
          <table:table-cell table:style-name="ce12" table:formula="of:=IF([.N275]=[.N273];[.C273];[.B27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ricardomarcial844 (Ricardo Marcial) </text:p>
            <draw:frame draw:z-index="130" draw:name="Imagen 278" draw:style-name="gr1" draw:text-style-name="P1" svg:width="4.22mm" svg:height="2.9mm" svg:x="0.02mm" svg:y="58.95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75]+[.H27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8" calcext:value-type="float" table:number-columns-spanned="1" table:number-rows-spanned="2">
            <text:p>138</text:p>
          </table:table-cell>
          <table:table-cell table:style-name="ce12" table:formula="of:=IF([.N277]=[.N275];[.C275];[.B27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rodillitas </text:p>
            <draw:frame draw:z-index="131" draw:name="Imagen 279" draw:style-name="gr1" draw:text-style-name="P1" svg:width="4.22mm" svg:height="2.9mm" svg:x="0.02mm" svg:y="59.3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77]+[.H27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/>
          <table:covered-table-cell table:style-name="ce29" office:value-type="float" office:value="-1" calcext:value-type="float">
            <text:p>-1</text:p>
          </table:covered-table-cell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39" calcext:value-type="float" table:number-columns-spanned="1" table:number-rows-spanned="2">
            <text:p>139</text:p>
          </table:table-cell>
          <table:table-cell table:style-name="ce12" table:formula="of:=IF([.N279]=[.N277];[.C277];[.B27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sagm040312mmcnrna1 (MONSERRAT SANCHEZ GARCIA) </text:p>
            <draw:frame draw:z-index="132" draw:name="Imagen 280" draw:style-name="gr1" draw:text-style-name="P1" svg:width="4.22mm" svg:height="2.9mm" svg:x="0.02mm" svg:y="59.8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79]+[.H27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0" calcext:value-type="float" table:number-columns-spanned="1" table:number-rows-spanned="2">
            <text:p>140</text:p>
          </table:table-cell>
          <table:table-cell table:style-name="ce12" table:formula="of:=IF([.N281]=[.N279];[.C279];[.B28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santanaluis81933 (Luis Ángel Estrada Santana - EDOMEX) </text:p>
            <draw:frame draw:z-index="134" draw:name="Imagen 282" draw:style-name="gr1" draw:text-style-name="P1" svg:width="4.22mm" svg:height="2.9mm" svg:x="0.02mm" svg:y="60.2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81]+[.H28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1" calcext:value-type="float" table:number-columns-spanned="1" table:number-rows-spanned="2">
            <text:p>141</text:p>
          </table:table-cell>
          <table:table-cell table:style-name="ce12" table:formula="of:=IF([.N283]=[.N281];[.C281];[.B28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sara040906hmcnmla7 (ALAN FERNANDO SÁNCHEZ ROMERO) </text:p>
            <draw:frame draw:z-index="135" draw:name="Imagen 283" draw:style-name="gr1" draw:text-style-name="P1" svg:width="4.22mm" svg:height="2.9mm" svg:x="0.02mm" svg:y="60.64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0.00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83]+[.H28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style-name="ce29"/>
          <table:covered-table-cell table:style-name="ce29" office:value-type="float" office:value="-1" calcext:value-type="float">
            <text:p>-1</text:p>
          </table:covered-table-cell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2" calcext:value-type="float" table:number-columns-spanned="1" table:number-rows-spanned="2">
            <text:p>142</text:p>
          </table:table-cell>
          <table:table-cell table:style-name="ce12" table:formula="of:=IF([.N285]=[.N283];[.C283];[.B28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sard040203mmclmna0 (DIANA ARIZBETH SALINAS RAMÍREZ) </text:p>
            <draw:frame draw:z-index="136" draw:name="Imagen 284" draw:style-name="gr1" draw:text-style-name="P1" svg:width="4.22mm" svg:height="2.9mm" svg:x="0.02mm" svg:y="61.09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85]+[.H28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3" calcext:value-type="float" table:number-columns-spanned="1" table:number-rows-spanned="2">
            <text:p>143</text:p>
          </table:table-cell>
          <table:table-cell table:style-name="ce12" table:formula="of:=IF([.N287]=[.N285];[.C285];[.B28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seat040928mmcrgna2 (TANIA LIZETTE SERRANO AGUILAR) </text:p>
            <draw:frame draw:z-index="137" draw:name="Imagen 285" draw:style-name="gr1" draw:text-style-name="P1" svg:width="4.22mm" svg:height="2.9mm" svg:x="0.02mm" svg:y="61.51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87]+[.H28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4" calcext:value-type="float" table:number-columns-spanned="1" table:number-rows-spanned="2">
            <text:p>144</text:p>
          </table:table-cell>
          <table:table-cell table:style-name="ce12" table:formula="of:=IF([.N289]=[.N287];[.C287];[.B28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sl1956188 (Söfïä LG) </text:p>
            <draw:frame draw:z-index="139" draw:name="Imagen 287" draw:style-name="gr1" draw:text-style-name="P1" svg:width="4.22mm" svg:height="2.9mm" svg:x="0.02mm" svg:y="61.92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89]+[.H28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6" office:value-type="float" office:value="145" calcext:value-type="float" table:number-columns-spanned="1" table:number-rows-spanned="2">
            <text:p>145</text:p>
          </table:table-cell>
          <table:table-cell table:style-name="ce12" table:formula="of:=IF([.N291]=[.N289];[.C289];[.B291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tech22drill (Angel Reyes) </text:p>
            <draw:frame draw:z-index="140" draw:name="Imagen 288" draw:style-name="gr1" draw:text-style-name="P1" svg:width="4.22mm" svg:height="2.9mm" svg:x="0.02mm" svg:y="62.34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91]+[.H29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6" calcext:value-type="float" table:number-columns-spanned="1" table:number-rows-spanned="2">
            <text:p>146</text:p>
          </table:table-cell>
          <table:table-cell table:style-name="ce12" table:formula="of:=IF([.N293]=[.N291];[.C291];[.B293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uicv041120hmcrrca9 (VÍCTOR ANTONIO URBINA CRUZ) </text:p>
            <draw:frame draw:z-index="141" draw:name="Imagen 289" draw:style-name="gr1" draw:text-style-name="P1" svg:width="4.22mm" svg:height="2.9mm" svg:x="0.02mm" svg:y="62.78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93]+[.H293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7" calcext:value-type="float" table:number-columns-spanned="1" table:number-rows-spanned="2">
            <text:p>147</text:p>
          </table:table-cell>
          <table:table-cell table:style-name="ce12" table:formula="of:=IF([.N295]=[.N293];[.C293];[.B295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Vanessa_Bautista_CDMX (Vanessa Bautista-CDMX) </text:p>
            <draw:frame draw:z-index="143" draw:name="Imagen 291" draw:style-name="gr1" draw:text-style-name="P1" svg:width="4.22mm" svg:height="2.9mm" svg:x="0.02mm" svg:y="63.2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0.00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95]+[.H295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 office:value-type="float" office:value="-1" calcext:value-type="float">
            <text:p>-1</text:p>
          </table:covered-table-cell>
          <table:covered-table-cell table:number-columns-repeated="2" table:style-name="ce29"/>
          <table:covered-table-cell table:style-name="ce37" office:value-type="string" office:string-value="0 (1)" calcext:value-type="string">
            <text:p><text:s/>0 (1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8" calcext:value-type="float" table:number-columns-spanned="1" table:number-rows-spanned="2">
            <text:p>148</text:p>
          </table:table-cell>
          <table:table-cell table:style-name="ce12" table:formula="of:=IF([.N297]=[.N295];[.C295];[.B297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Yael_Montoya_CDMX (Yael Michell Lopez Montoya) </text:p>
            <draw:frame draw:z-index="144" draw:name="Imagen 292" draw:style-name="gr1" draw:text-style-name="P1" svg:width="4.22mm" svg:height="2.9mm" svg:x="0.02mm" svg:y="63.61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97]+[.H297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49" calcext:value-type="float" table:number-columns-spanned="1" table:number-rows-spanned="2">
            <text:p>149</text:p>
          </table:table-cell>
          <table:table-cell table:style-name="ce12" table:formula="of:=IF([.N299]=[.N297];[.C297];[.B299])" office:value-type="float" office:value="43" calcext:value-type="float" table:number-columns-spanned="1" table:number-rows-spanned="2">
            <text:p>43</text:p>
          </table:table-cell>
          <table:table-cell table:style-name="ce12" office:value-type="string" calcext:value-type="string" table:number-columns-spanned="1" table:number-rows-spanned="2">
            <text:p>yarabelinda2704 (Yara Belinda Reyes) </text:p>
            <draw:frame draw:z-index="145" draw:name="Imagen 293" draw:style-name="gr1" draw:text-style-name="P1" svg:width="4.22mm" svg:height="2.9mm" svg:x="0.02mm" svg:y="64.03mm">
              <draw:image xlink:href="Pictures/10000000000000100000000BB263AAC519DD4308.png" xlink:type="simple" xlink:show="embed" xlink:actuate="onLoad" loext:mime-type="image/png">
                <text:p/>
              </draw:image>
            </draw:frame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36" office:value-type="float" office:value="0" calcext:value-type="float" table:number-columns-spanned="1" table:number-rows-spanned="2">
            <text:p><text:s/>- 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28" office:value-type="string" calcext:value-type="string" table:number-columns-spanned="1" table:number-rows-spanned="2">
            <text:p>-</text:p>
          </table:table-cell>
          <table:table-cell table:style-name="ce44" office:value-type="float" office:value="0" calcext:value-type="float" table:number-columns-spanned="1" table:number-rows-spanned="2">
            <text:p>0.00</text:p>
          </table:table-cell>
          <table:table-cell table:style-name="ce53" table:number-columns-spanned="1" table:number-rows-spanned="2"/>
          <table:table-cell table:style-name="ce12" table:formula="of:=[.L299]+[.H299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number-columns-repeated="2" table:style-name="ce13"/>
          <table:covered-table-cell table:style-name="ce21"/>
          <table:covered-table-cell table:number-columns-repeated="2" table:style-name="ce29"/>
          <table:covered-table-cell table:style-name="ce37" office:value-type="string" office:string-value="0 (0)" calcext:value-type="string">
            <text:p><text:s/>0 (0) </text:p>
          </table:covered-table-cell>
          <table:covered-table-cell table:style-name="ce21"/>
          <table:covered-table-cell table:number-columns-repeated="2" table:style-name="ce29"/>
          <table:covered-table-cell table:style-name="ce45" office:value-type="string" calcext:value-type="string">
            <text:p>0 (0)</text:p>
          </table:covered-table-cell>
          <table:covered-table-cell table:style-name="ce54"/>
          <table:covered-table-cell table:style-name="ce13"/>
          <table:table-cell table:number-columns-repeated="1010"/>
        </table:table-row>
        <table:table-row table:style-name="ro2">
          <table:table-cell/>
          <table:table-cell table:style-name="ce5" office:value-type="float" office:value="150" calcext:value-type="float" table:number-columns-spanned="1" table:number-rows-spanned="2">
            <text:p>150</text:p>
          </table:table-cell>
          <table:table-cell table:style-name="ce12" table:formula="of:=IF([.N301]=[.N299];[.C299];[.B301])" office:value-type="float" office:value="43" calcext:value-type="float" table:number-columns-spanned="1" table:number-rows-spanned="2">
            <text:p>43</text:p>
          </table:table-cell>
          <table:table-cell table:style-name="ce14" office:value-type="string" calcext:value-type="string" table:number-columns-spanned="1" table:number-rows-spanned="2">
            <text:p>zaydT998 (Zayd Armando Hernandez Tello) </text:p>
            <draw:frame draw:z-index="146" draw:name="Imagen 294" draw:style-name="gr1" draw:text-style-name="P1" svg:width="4.22mm" svg:height="2.9mm" svg:x="0.02mm" svg:y="64.47mm">
              <draw:image xlink:href="Pictures/10000000000000100000000BA016363FC8F837AF.png" xlink:type="simple" xlink:show="embed" xlink:actuate="onLoad" loext:mime-type="image/png">
                <text:p/>
              </draw:image>
            </draw:frame>
          </table:table-cell>
          <table:table-cell table:style-name="ce22" office:value-type="string" calcext:value-type="string" table:number-columns-spanned="1" table:number-rows-spanned="2">
            <text:p>-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table-cell table:style-name="ce38" office:value-type="float" office:value="0" calcext:value-type="float" table:number-columns-spanned="1" table:number-rows-spanned="2">
            <text:p><text:s/>- </text:p>
          </table:table-cell>
          <table:table-cell table:style-name="ce22" office:value-type="string" calcext:value-type="string" table:number-columns-spanned="1" table:number-rows-spanned="2">
            <text:p>-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table-cell table:style-name="ce46" office:value-type="float" office:value="0" calcext:value-type="float" table:number-columns-spanned="1" table:number-rows-spanned="2">
            <text:p>0.00</text:p>
          </table:table-cell>
          <table:table-cell table:style-name="ce55" table:number-columns-spanned="1" table:number-rows-spanned="2"/>
          <table:table-cell table:style-name="ce14" table:formula="of:=[.L301]+[.H301]" office:value-type="float" office:value="0" calcext:value-type="float" table:number-columns-spanned="1" table:number-rows-spanned="2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covered-table-cell table:style-name="ce13"/>
          <table:covered-table-cell table:style-name="ce15"/>
          <table:covered-table-cell table:style-name="ce23"/>
          <table:covered-table-cell table:number-columns-repeated="2" table:style-name="ce31"/>
          <table:covered-table-cell table:style-name="ce39" office:value-type="string" office:string-value="0 (0)" calcext:value-type="string">
            <text:p><text:s/>0 (0) </text:p>
          </table:covered-table-cell>
          <table:covered-table-cell table:style-name="ce23"/>
          <table:covered-table-cell table:number-columns-repeated="2" table:style-name="ce31"/>
          <table:covered-table-cell table:style-name="ce47" office:value-type="string" calcext:value-type="string">
            <text:p>0 (0)</text:p>
          </table:covered-table-cell>
          <table:covered-table-cell table:style-name="ce56"/>
          <table:covered-table-cell table:style-name="ce15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32 son los que no estaban en el primer examen que sacaron puntos</text:p>
          </table:table-cell>
          <table:table-cell table:number-columns-repeated="1022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6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5:50:00.560875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Alejandro Olguin Reyes</meta:initial-creator>
    <meta:creation-date>2021-04-24T20:18:25</meta:creation-date>
    <dc:date>2021-04-25T15:51:40.377654309</dc:date>
    <meta:generator>LibreOffice/6.1.5.2$Linux_X86_64 LibreOffice_project/10$Build-2</meta:generator>
    <meta:editing-duration>PT17M23S</meta:editing-duration>
    <meta:editing-cycles>2</meta:editing-cycles>
    <meta:document-statistic meta:table-count="1" meta:cell-count="2297" meta:object-count="15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